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17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4898in"/>
    </style:style>
    <style:style style:name="co4" style:family="table-column">
      <style:table-column-properties fo:break-before="auto" style:column-width="0.8543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448in"/>
    </style:style>
    <style:style style:name="co7" style:family="table-column">
      <style:table-column-properties fo:break-before="auto" style:column-width="1.114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200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0000"/>
    <style:style style:name="ce2" style:family="table-cell" style:parent-style-name="Default" style:data-style-name="N10000">
      <style:text-properties fo:color="#ff0000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x (pix)</text:p>
          </table:table-cell>
          <table:table-cell office:value-type="string" calcext:value-type="string">
            <text:p>y (pix)</text:p>
          </table:table-cell>
          <table:table-cell office:value-type="string" calcext:value-type="string">
            <text:p>X (m)</text:p>
          </table:table-cell>
          <table:table-cell office:value-type="string" calcext:value-type="string">
            <text:p>Y (m)</text:p>
          </table:table-cell>
          <table:table-cell office:value-type="string" calcext:value-type="string">
            <text:p>type (H,O,I)</text:p>
          </table:table-cell>
          <table:table-cell office:value-type="string" calcext:value-type="string">
            <text:p>neighbor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WLounge</text:p>
          </table:table-cell>
          <table:table-cell office:value-type="float" office:value="368" calcext:value-type="float">
            <text:p>368</text:p>
          </table:table-cell>
          <table:table-cell office:value-type="float" office:value="300" calcext:value-type="float">
            <text:p>300</text:p>
          </table:table-cell>
          <table:table-cell table:formula="of:=[.B2]*0.0328" office:value-type="float" office:value="12.0704" calcext:value-type="float">
            <text:p>12.0704</text:p>
          </table:table-cell>
          <table:table-cell table:formula="of:=(1440-[.C2])*0.0328" office:value-type="float" office:value="37.392" calcext:value-type="float">
            <text:p>37.39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WInt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WInter</text:p>
          </table:table-cell>
          <table:table-cell office:value-type="float" office:value="591" calcext:value-type="float">
            <text:p>591</text:p>
          </table:table-cell>
          <table:table-cell office:value-type="float" office:value="300" calcext:value-type="float">
            <text:p>300</text:p>
          </table:table-cell>
          <table:table-cell table:formula="of:=[.B3]*0.0328" office:value-type="float" office:value="19.3848" calcext:value-type="float">
            <text:p>19.3848</text:p>
          </table:table-cell>
          <table:table-cell table:formula="of:=(1440-[.C3])*0.0328" office:value-type="float" office:value="37.392" calcext:value-type="float">
            <text:p>37.39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WLounge</text:p>
          </table:table-cell>
          <table:table-cell office:value-type="string" calcext:value-type="string">
            <text:p>Office3575</text:p>
          </table:table-cell>
          <table:table-cell office:value-type="string" calcext:value-type="string">
            <text:p>Office3573</text:p>
          </table:table-cell>
          <table:table-cell office:value-type="string" calcext:value-type="string">
            <text:p>Office3571</text:p>
          </table:table-cell>
          <table:table-cell office:value-type="string" calcext:value-type="string">
            <text:p>WHall0</text:p>
          </table:table-cell>
          <table:table-cell office:value-type="string" calcext:value-type="string">
            <text:p>SHall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Hall1</text:p>
          </table:table-cell>
          <table:table-cell office:value-type="float" office:value="913" calcext:value-type="float">
            <text:p>913</text:p>
          </table:table-cell>
          <table:table-cell office:value-type="float" office:value="300" calcext:value-type="float">
            <text:p>300</text:p>
          </table:table-cell>
          <table:table-cell table:formula="of:=[.B4]*0.0328" office:value-type="float" office:value="29.9464" calcext:value-type="float">
            <text:p>29.9464</text:p>
          </table:table-cell>
          <table:table-cell table:formula="of:=(1440-[.C4])*0.0328" office:value-type="float" office:value="37.392" calcext:value-type="float">
            <text:p>37.39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Hall0</text:p>
          </table:table-cell>
          <table:table-cell office:value-type="string" calcext:value-type="string">
            <text:p>Office3571</text:p>
          </table:table-cell>
          <table:table-cell office:value-type="string" calcext:value-type="string">
            <text:p>Office3569</text:p>
          </table:table-cell>
          <table:table-cell office:value-type="string" calcext:value-type="string">
            <text:p>Office3559</text:p>
          </table:table-cell>
          <table:table-cell office:value-type="string" calcext:value-type="string">
            <text:p>Office3557</text:p>
          </table:table-cell>
          <table:table-cell office:value-type="string" calcext:value-type="string">
            <text:p>WHall1A</text:p>
          </table:table-cell>
          <table:table-cell office:value-type="string" calcext:value-type="string">
            <text:p>Class356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Hall2</text:p>
          </table:table-cell>
          <table:table-cell office:value-type="float" office:value="1158" calcext:value-type="float">
            <text:p>1158</text:p>
          </table:table-cell>
          <table:table-cell office:value-type="float" office:value="300" calcext:value-type="float">
            <text:p>300</text:p>
          </table:table-cell>
          <table:table-cell table:formula="of:=[.B5]*0.0328" office:value-type="float" office:value="37.9824" calcext:value-type="float">
            <text:p>37.9824</text:p>
          </table:table-cell>
          <table:table-cell table:formula="of:=(1440-[.C5])*0.0328" office:value-type="float" office:value="37.392" calcext:value-type="float">
            <text:p>37.39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Hall1A</text:p>
          </table:table-cell>
          <table:table-cell office:value-type="string" calcext:value-type="string">
            <text:p>Office3555</text:p>
          </table:table-cell>
          <table:table-cell office:value-type="string" calcext:value-type="string">
            <text:p>Office3551</text:p>
          </table:table-cell>
          <table:table-cell office:value-type="string" calcext:value-type="string">
            <text:p>Office3547</text:p>
          </table:table-cell>
          <table:table-cell office:value-type="string" calcext:value-type="string">
            <text:p>WHall2A</text:p>
          </table:table-cell>
          <table:table-cell office:value-type="string" calcext:value-type="string">
            <text:p>ICL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Hall3</text:p>
          </table:table-cell>
          <table:table-cell office:value-type="float" office:value="1430" calcext:value-type="float">
            <text:p>1430</text:p>
          </table:table-cell>
          <table:table-cell office:value-type="float" office:value="300" calcext:value-type="float">
            <text:p>300</text:p>
          </table:table-cell>
          <table:table-cell table:formula="of:=[.B6]*0.0328" office:value-type="float" office:value="46.904" calcext:value-type="float">
            <text:p>46.904</text:p>
          </table:table-cell>
          <table:table-cell table:formula="of:=(1440-[.C6])*0.0328" office:value-type="float" office:value="37.392" calcext:value-type="float">
            <text:p>37.39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Hall2A</text:p>
          </table:table-cell>
          <table:table-cell office:value-type="string" calcext:value-type="string">
            <text:p>Office3545</text:p>
          </table:table-cell>
          <table:table-cell office:value-type="string" calcext:value-type="string">
            <text:p>Office3537</text:p>
          </table:table-cell>
          <table:table-cell office:value-type="string" calcext:value-type="string">
            <text:p>Office3535</text:p>
          </table:table-cell>
          <table:table-cell office:value-type="string" calcext:value-type="string">
            <text:p>WHall3A</text:p>
          </table:table-cell>
          <table:table-cell office:value-type="string" calcext:value-type="string">
            <text:p>ICL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Hall4</text:p>
          </table:table-cell>
          <table:table-cell office:value-type="float" office:value="1686" calcext:value-type="float">
            <text:p>1686</text:p>
          </table:table-cell>
          <table:table-cell office:value-type="float" office:value="300" calcext:value-type="float">
            <text:p>300</text:p>
          </table:table-cell>
          <table:table-cell table:formula="of:=[.B7]*0.0328" office:value-type="float" office:value="55.3008" calcext:value-type="float">
            <text:p>55.3008</text:p>
          </table:table-cell>
          <table:table-cell table:formula="of:=(1440-[.C7])*0.0328" office:value-type="float" office:value="37.392" calcext:value-type="float">
            <text:p>37.39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Hall3A</text:p>
          </table:table-cell>
          <table:table-cell office:value-type="string" calcext:value-type="string">
            <text:p>Office3527</text:p>
          </table:table-cell>
          <table:table-cell office:value-type="string" calcext:value-type="string">
            <text:p>Office3525</text:p>
          </table:table-cell>
          <table:table-cell office:value-type="string" calcext:value-type="string">
            <text:p>Office3521</text:p>
          </table:table-cell>
          <table:table-cell office:value-type="string" calcext:value-type="string">
            <text:p>WHall4A</text:p>
          </table:table-cell>
          <table:table-cell office:value-type="string" calcext:value-type="string">
            <text:p>ICL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Hall5</text:p>
          </table:table-cell>
          <table:table-cell office:value-type="float" office:value="1942" calcext:value-type="float">
            <text:p>1942</text:p>
          </table:table-cell>
          <table:table-cell office:value-type="float" office:value="300" calcext:value-type="float">
            <text:p>300</text:p>
          </table:table-cell>
          <table:table-cell table:formula="of:=[.B8]*0.0328" office:value-type="float" office:value="63.6976" calcext:value-type="float">
            <text:p>63.6976</text:p>
          </table:table-cell>
          <table:table-cell table:formula="of:=(1440-[.C8])*0.0328" office:value-type="float" office:value="37.392" calcext:value-type="float">
            <text:p>37.39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Hall4A</text:p>
          </table:table-cell>
          <table:table-cell office:value-type="string" calcext:value-type="string">
            <text:p>Office3519</text:p>
          </table:table-cell>
          <table:table-cell office:value-type="string" calcext:value-type="string">
            <text:p>Office3517</text:p>
          </table:table-cell>
          <table:table-cell office:value-type="string" calcext:value-type="string">
            <text:p>Office3515</text:p>
          </table:table-cell>
          <table:table-cell office:value-type="string" calcext:value-type="string">
            <text:p>WHall5A</text:p>
          </table:table-cell>
          <table:table-cell office:value-type="string" calcext:value-type="string">
            <text:p>Class351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Hall6</text:p>
          </table:table-cell>
          <table:table-cell office:value-type="float" office:value="2142" calcext:value-type="float">
            <text:p>2142</text:p>
          </table:table-cell>
          <table:table-cell office:value-type="float" office:value="300" calcext:value-type="float">
            <text:p>300</text:p>
          </table:table-cell>
          <table:table-cell table:formula="of:=[.B9]*0.0328" office:value-type="float" office:value="70.2576" calcext:value-type="float">
            <text:p>70.2576</text:p>
          </table:table-cell>
          <table:table-cell table:formula="of:=(1440-[.C9])*0.0328" office:value-type="float" office:value="37.392" calcext:value-type="float">
            <text:p>37.39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Hall5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Office3511</text:p>
          </table:table-cell>
          <table:table-cell office:value-type="string" calcext:value-type="string">
            <text:p>Office3509</text:p>
          </table:table-cell>
          <table:table-cell office:value-type="string" calcext:value-type="string">
            <text:p>PatternLab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WInter</text:p>
          </table:table-cell>
          <table:table-cell office:value-type="float" office:value="2262" calcext:value-type="float">
            <text:p>2262</text:p>
          </table:table-cell>
          <table:table-cell office:value-type="float" office:value="300" calcext:value-type="float">
            <text:p>300</text:p>
          </table:table-cell>
          <table:table-cell table:formula="of:=[.B10]*0.0328" office:value-type="float" office:value="74.1936" calcext:value-type="float">
            <text:p>74.1936</text:p>
          </table:table-cell>
          <table:table-cell table:formula="of:=(1440-[.C10])*0.0328" office:value-type="float" office:value="37.392" calcext:value-type="float">
            <text:p>37.39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Hall6</text:p>
          </table:table-cell>
          <table:table-cell office:value-type="string" calcext:value-type="string">
            <text:p>VendDoor</text:p>
          </table:table-cell>
          <table:table-cell office:value-type="string" calcext:value-type="string">
            <text:p>ShortHall0</text:p>
          </table:table-cell>
          <table:table-cell office:value-type="string" calcext:value-type="string">
            <text:p>Office350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endDoor</text:p>
          </table:table-cell>
          <table:table-cell office:value-type="float" office:value="2460" calcext:value-type="float">
            <text:p>2460</text:p>
          </table:table-cell>
          <table:table-cell office:value-type="float" office:value="294" calcext:value-type="float">
            <text:p>294</text:p>
          </table:table-cell>
          <table:table-cell table:formula="of:=[.B11]*0.0328" office:value-type="float" office:value="80.688" calcext:value-type="float">
            <text:p>80.688</text:p>
          </table:table-cell>
          <table:table-cell table:formula="of:=(1440-[.C11])*0.0328" office:value-type="float" office:value="37.5888" calcext:value-type="float">
            <text:p>37.588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NWDoor</text:p>
          </table:table-cell>
          <table:table-cell office:value-type="string" calcext:value-type="string">
            <text:p>RNDLa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WDoor</text:p>
          </table:table-cell>
          <table:table-cell office:value-type="float" office:value="2797" calcext:value-type="float">
            <text:p>2797</text:p>
          </table:table-cell>
          <table:table-cell office:value-type="float" office:value="294" calcext:value-type="float">
            <text:p>294</text:p>
          </table:table-cell>
          <table:table-cell table:formula="of:=[.B12]*0.0328" office:value-type="float" office:value="91.7416" calcext:value-type="float">
            <text:p>91.7416</text:p>
          </table:table-cell>
          <table:table-cell table:formula="of:=(1440-[.C12])*0.0328" office:value-type="float" office:value="37.5888" calcext:value-type="float">
            <text:p>37.588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endDoor</text:p>
          </table:table-cell>
          <table:table-cell office:value-type="string" calcext:value-type="string">
            <text:p>AtriumSW</text:p>
          </table:table-cell>
          <table:table-cell office:value-type="string" calcext:value-type="string">
            <text:p>AtriumS1</text:p>
          </table:table-cell>
          <table:table-cell office:value-type="string" calcext:value-type="string">
            <text:p>RNDLab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triumSW</text:p>
          </table:table-cell>
          <table:table-cell office:value-type="float" office:value="2878" calcext:value-type="float">
            <text:p>2878</text:p>
          </table:table-cell>
          <table:table-cell office:value-type="float" office:value="294" calcext:value-type="float">
            <text:p>294</text:p>
          </table:table-cell>
          <table:table-cell table:formula="of:=[.B13]*0.0328" office:value-type="float" office:value="94.3984" calcext:value-type="float">
            <text:p>94.3984</text:p>
          </table:table-cell>
          <table:table-cell table:formula="of:=(1440-[.C13])*0.0328" office:value-type="float" office:value="37.5888" calcext:value-type="float">
            <text:p>37.588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riumS1</text:p>
          </table:table-cell>
          <table:table-cell office:value-type="string" calcext:value-type="string">
            <text:p>NWDoor</text:p>
          </table:table-cell>
          <table:table-cell office:value-type="string" calcext:value-type="string">
            <text:p>Atrium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triumS1</text:p>
          </table:table-cell>
          <table:table-cell office:value-type="float" office:value="2868" calcext:value-type="float">
            <text:p>2868</text:p>
          </table:table-cell>
          <table:table-cell office:value-type="float" office:value="400" calcext:value-type="float">
            <text:p>400</text:p>
          </table:table-cell>
          <table:table-cell table:formula="of:=[.B14]*0.0328" office:value-type="float" office:value="94.0704" calcext:value-type="float">
            <text:p>94.0704</text:p>
          </table:table-cell>
          <table:table-cell table:formula="of:=(1440-[.C14])*0.0328" office:value-type="float" office:value="34.112" calcext:value-type="float">
            <text:p>34.1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WDoor</text:p>
          </table:table-cell>
          <table:table-cell office:value-type="string" calcext:value-type="string">
            <text:p>AtriumSW</text:p>
          </table:table-cell>
          <table:table-cell office:value-type="string" calcext:value-type="string">
            <text:p>AtriumS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triumW</text:p>
          </table:table-cell>
          <table:table-cell office:value-type="float" office:value="3044" calcext:value-type="float">
            <text:p>3044</text:p>
          </table:table-cell>
          <table:table-cell office:value-type="float" office:value="294" calcext:value-type="float">
            <text:p>294</text:p>
          </table:table-cell>
          <table:table-cell table:formula="of:=[.B15]*0.0328" office:value-type="float" office:value="99.8432" calcext:value-type="float">
            <text:p>99.8432</text:p>
          </table:table-cell>
          <table:table-cell table:formula="of:=(1440-[.C15])*0.0328" office:value-type="float" office:value="37.5888" calcext:value-type="float">
            <text:p>37.588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riumSW</text:p>
          </table:table-cell>
          <table:table-cell office:value-type="string" calcext:value-type="string">
            <text:p>AtriumN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triumNW</text:p>
          </table:table-cell>
          <table:table-cell office:value-type="float" office:value="3238" calcext:value-type="float">
            <text:p>3238</text:p>
          </table:table-cell>
          <table:table-cell office:value-type="float" office:value="294" calcext:value-type="float">
            <text:p>294</text:p>
          </table:table-cell>
          <table:table-cell table:formula="of:=[.B16]*0.0328" office:value-type="float" office:value="106.2064" calcext:value-type="float">
            <text:p>106.2064</text:p>
          </table:table-cell>
          <table:table-cell table:formula="of:=(1440-[.C16])*0.0328" office:value-type="float" office:value="37.5888" calcext:value-type="float">
            <text:p>37.588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riumW</text:p>
          </table:table-cell>
          <table:table-cell office:value-type="string" calcext:value-type="string">
            <text:p>Couches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uchesW</text:p>
          </table:table-cell>
          <table:table-cell office:value-type="float" office:value="3269" calcext:value-type="float">
            <text:p>3269</text:p>
          </table:table-cell>
          <table:table-cell office:value-type="float" office:value="433" calcext:value-type="float">
            <text:p>433</text:p>
          </table:table-cell>
          <table:table-cell table:formula="of:=[.B17]*0.0328" office:value-type="float" office:value="107.2232" calcext:value-type="float">
            <text:p>107.2232</text:p>
          </table:table-cell>
          <table:table-cell table:formula="of:=(1440-[.C17])*0.0328" office:value-type="float" office:value="33.0296" calcext:value-type="float">
            <text:p>33.029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riumNW</text:p>
          </table:table-cell>
          <table:table-cell office:value-type="string" calcext:value-type="string">
            <text:p>Couche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uchesE</text:p>
          </table:table-cell>
          <table:table-cell office:value-type="float" office:value="3269" calcext:value-type="float">
            <text:p>3269</text:p>
          </table:table-cell>
          <table:table-cell office:value-type="float" office:value="580" calcext:value-type="float">
            <text:p>580</text:p>
          </table:table-cell>
          <table:table-cell table:formula="of:=[.B18]*0.0328" office:value-type="float" office:value="107.2232" calcext:value-type="float">
            <text:p>107.2232</text:p>
          </table:table-cell>
          <table:table-cell table:formula="of:=(1440-[.C18])*0.0328" office:value-type="float" office:value="28.208" calcext:value-type="float">
            <text:p>28.20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ouchesW</text:p>
          </table:table-cell>
          <table:table-cell office:value-type="string" calcext:value-type="string">
            <text:p>Atrium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triumN</text:p>
          </table:table-cell>
          <table:table-cell office:value-type="float" office:value="3247" calcext:value-type="float">
            <text:p>3247</text:p>
          </table:table-cell>
          <table:table-cell office:value-type="float" office:value="716" calcext:value-type="float">
            <text:p>716</text:p>
          </table:table-cell>
          <table:table-cell table:formula="of:=[.B19]*0.0328" office:value-type="float" office:value="106.5016" calcext:value-type="float">
            <text:p>106.5016</text:p>
          </table:table-cell>
          <table:table-cell table:formula="of:=(1440-[.C19])*0.0328" office:value-type="float" office:value="23.7472" calcext:value-type="float">
            <text:p>23.747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ouchesE</text:p>
          </table:table-cell>
          <table:table-cell office:value-type="string" calcext:value-type="string">
            <text:p>AtriumNE</text:p>
          </table:table-cell>
          <table:table-cell office:value-type="string" calcext:value-type="string">
            <text:p>Class30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triumNE</text:p>
          </table:table-cell>
          <table:table-cell office:value-type="float" office:value="3247" calcext:value-type="float">
            <text:p>3247</text:p>
          </table:table-cell>
          <table:table-cell office:value-type="float" office:value="940" calcext:value-type="float">
            <text:p>940</text:p>
          </table:table-cell>
          <table:table-cell table:formula="of:=[.B20]*0.0328" office:value-type="float" office:value="106.5016" calcext:value-type="float">
            <text:p>106.5016</text:p>
          </table:table-cell>
          <table:table-cell table:formula="of:=(1440-[.C20])*0.0328" office:value-type="float" office:value="16.4" calcext:value-type="float">
            <text:p>16.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riumN</text:p>
          </table:table-cell>
          <table:table-cell office:value-type="string" calcext:value-type="string">
            <text:p>CSOffi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triumS2</text:p>
          </table:table-cell>
          <table:table-cell office:value-type="float" office:value="2891" calcext:value-type="float">
            <text:p>2891</text:p>
          </table:table-cell>
          <table:table-cell office:value-type="float" office:value="550" calcext:value-type="float">
            <text:p>550</text:p>
          </table:table-cell>
          <table:table-cell table:formula="of:=[.B21]*0.0328" office:value-type="float" office:value="94.8248" calcext:value-type="float">
            <text:p>94.8248</text:p>
          </table:table-cell>
          <table:table-cell table:formula="of:=(1440-[.C21])*0.0328" office:value-type="float" office:value="29.192" calcext:value-type="float">
            <text:p>29.19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riumS1</text:p>
          </table:table-cell>
          <table:table-cell office:value-type="string" calcext:value-type="string">
            <text:p>AtriumS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triumS3</text:p>
          </table:table-cell>
          <table:table-cell office:value-type="float" office:value="2891" calcext:value-type="float">
            <text:p>2891</text:p>
          </table:table-cell>
          <table:table-cell office:value-type="float" office:value="735" calcext:value-type="float">
            <text:p>735</text:p>
          </table:table-cell>
          <table:table-cell table:formula="of:=[.B22]*0.0328" office:value-type="float" office:value="94.8248" calcext:value-type="float">
            <text:p>94.8248</text:p>
          </table:table-cell>
          <table:table-cell table:formula="of:=(1440-[.C22])*0.0328" office:value-type="float" office:value="23.124" calcext:value-type="float">
            <text:p>23.1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riumS2</text:p>
          </table:table-cell>
          <table:table-cell office:value-type="string" calcext:value-type="string">
            <text:p>AtriumS4</text:p>
          </table:table-cell>
          <table:table-cell office:value-type="string" calcext:value-type="string">
            <text:p>CompStudiesLa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triumS4</text:p>
          </table:table-cell>
          <table:table-cell office:value-type="float" office:value="2871" calcext:value-type="float">
            <text:p>2871</text:p>
          </table:table-cell>
          <table:table-cell office:value-type="float" office:value="908" calcext:value-type="float">
            <text:p>908</text:p>
          </table:table-cell>
          <table:table-cell table:formula="of:=[.B23]*0.0328" office:value-type="float" office:value="94.1688" calcext:value-type="float">
            <text:p>94.1688</text:p>
          </table:table-cell>
          <table:table-cell table:formula="of:=(1440-[.C23])*0.0328" office:value-type="float" office:value="17.4496" calcext:value-type="float">
            <text:p>17.449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riumS3</text:p>
          </table:table-cell>
          <table:table-cell office:value-type="string" calcext:value-type="string">
            <text:p>Atrium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triumSE</text:p>
          </table:table-cell>
          <table:table-cell office:value-type="float" office:value="2736" calcext:value-type="float">
            <text:p>2736</text:p>
          </table:table-cell>
          <table:table-cell office:value-type="float" office:value="985" calcext:value-type="float">
            <text:p>985</text:p>
          </table:table-cell>
          <table:table-cell table:formula="of:=[.B24]*0.0328" office:value-type="float" office:value="89.7408" calcext:value-type="float">
            <text:p>89.7408</text:p>
          </table:table-cell>
          <table:table-cell table:formula="of:=(1440-[.C24])*0.0328" office:value-type="float" office:value="14.924" calcext:value-type="float">
            <text:p>14.9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riumS4</text:p>
          </table:table-cell>
          <table:table-cell office:value-type="string" calcext:value-type="string">
            <text:p>NEDoor</text:p>
          </table:table-cell>
          <table:table-cell office:value-type="string" calcext:value-type="string">
            <text:p>HonorsLa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Door</text:p>
          </table:table-cell>
          <table:table-cell office:value-type="float" office:value="2831" calcext:value-type="float">
            <text:p>2831</text:p>
          </table:table-cell>
          <table:table-cell office:value-type="float" office:value="985" calcext:value-type="float">
            <text:p>985</text:p>
          </table:table-cell>
          <table:table-cell table:formula="of:=[.B25]*0.0328" office:value-type="float" office:value="92.8568" calcext:value-type="float">
            <text:p>92.8568</text:p>
          </table:table-cell>
          <table:table-cell table:formula="of:=(1440-[.C25])*0.0328" office:value-type="float" office:value="14.924" calcext:value-type="float">
            <text:p>14.9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riumSE</text:p>
          </table:table-cell>
          <table:table-cell office:value-type="string" calcext:value-type="string">
            <text:p>NEHall</text:p>
          </table:table-cell>
          <table:table-cell office:value-type="string" calcext:value-type="string">
            <text:p>Class3435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Hall</text:p>
          </table:table-cell>
          <table:table-cell office:value-type="float" office:value="2500" calcext:value-type="float">
            <text:p>2500</text:p>
          </table:table-cell>
          <table:table-cell office:value-type="float" office:value="985" calcext:value-type="float">
            <text:p>985</text:p>
          </table:table-cell>
          <table:table-cell table:formula="of:=[.B26]*0.0328" office:value-type="float" office:value="82" calcext:value-type="float">
            <text:p>82</text:p>
          </table:table-cell>
          <table:table-cell table:formula="of:=(1440-[.C26])*0.0328" office:value-type="float" office:value="14.924" calcext:value-type="float">
            <text:p>14.9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EDoor</text:p>
          </table:table-cell>
          <table:table-cell office:value-type="string" calcext:value-type="string">
            <text:p>EInter</text:p>
          </table:table-cell>
          <table:table-cell office:value-type="string" calcext:value-type="string">
            <text:p>HonorsLab</text:p>
          </table:table-cell>
          <table:table-cell office:value-type="string" calcext:value-type="string">
            <text:p>Class3435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Inter</text:p>
          </table:table-cell>
          <table:table-cell office:value-type="float" office:value="2262" calcext:value-type="float">
            <text:p>2262</text:p>
          </table:table-cell>
          <table:table-cell office:value-type="float" office:value="985" calcext:value-type="float">
            <text:p>985</text:p>
          </table:table-cell>
          <table:table-cell table:formula="of:=[.B27]*0.0328" office:value-type="float" office:value="74.1936" calcext:value-type="float">
            <text:p>74.1936</text:p>
          </table:table-cell>
          <table:table-cell table:formula="of:=(1440-[.C27])*0.0328" office:value-type="float" office:value="14.924" calcext:value-type="float">
            <text:p>14.9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hortHall2</text:p>
          </table:table-cell>
          <table:table-cell office:value-type="string" calcext:value-type="string">
            <text:p>NEHall</text:p>
          </table:table-cell>
          <table:table-cell office:value-type="string" calcext:value-type="string">
            <text:p>EHall6</text:p>
          </table:table-cell>
          <table:table-cell office:value-type="string" calcext:value-type="string">
            <text:p>Class344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ortHall</text:p>
          </table:table-cell>
          <table:table-cell office:value-type="float" office:value="2262" calcext:value-type="float">
            <text:p>2262</text:p>
          </table:table-cell>
          <table:table-cell office:value-type="float" office:value="640" calcext:value-type="float">
            <text:p>640</text:p>
          </table:table-cell>
          <table:table-cell table:formula="of:=[.B28]*0.0328" office:value-type="float" office:value="74.1936" calcext:value-type="float">
            <text:p>74.1936</text:p>
          </table:table-cell>
          <table:table-cell table:formula="of:=(1440-[.C28])*0.0328" office:value-type="float" office:value="26.24" calcext:value-type="float">
            <text:p>26.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hortHall0</text:p>
          </table:table-cell>
          <table:table-cell office:value-type="string" calcext:value-type="string">
            <text:p>ShortHall2</text:p>
          </table:table-cell>
          <table:table-cell table:style-name="ce2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EHall6</text:p>
          </table:table-cell>
          <table:table-cell office:value-type="float" office:value="2142" calcext:value-type="float">
            <text:p>2142</text:p>
          </table:table-cell>
          <table:table-cell office:value-type="float" office:value="985" calcext:value-type="float">
            <text:p>985</text:p>
          </table:table-cell>
          <table:table-cell table:formula="of:=[.B29]*0.0328" office:value-type="float" office:value="70.2576" calcext:value-type="float">
            <text:p>70.2576</text:p>
          </table:table-cell>
          <table:table-cell table:formula="of:=(1440-[.C29])*0.0328" office:value-type="float" office:value="14.924" calcext:value-type="float">
            <text:p>14.9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Inter</text:p>
          </table:table-cell>
          <table:table-cell office:value-type="string" calcext:value-type="string">
            <text:p>EHall5A</text:p>
          </table:table-cell>
          <table:table-cell office:value-type="string" calcext:value-type="string">
            <text:p>Class345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Hall5</text:p>
          </table:table-cell>
          <table:table-cell office:value-type="float" office:value="1942" calcext:value-type="float">
            <text:p>1942</text:p>
          </table:table-cell>
          <table:table-cell office:value-type="float" office:value="985" calcext:value-type="float">
            <text:p>985</text:p>
          </table:table-cell>
          <table:table-cell table:formula="of:=[.B30]*0.0328" office:value-type="float" office:value="63.6976" calcext:value-type="float">
            <text:p>63.6976</text:p>
          </table:table-cell>
          <table:table-cell table:formula="of:=(1440-[.C30])*0.0328" office:value-type="float" office:value="14.924" calcext:value-type="float">
            <text:p>14.9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Hall5A</text:p>
          </table:table-cell>
          <table:table-cell office:value-type="string" calcext:value-type="string">
            <text:p>EHall4A</text:p>
          </table:table-cell>
          <table:table-cell office:value-type="string" calcext:value-type="string">
            <text:p>Office3619</text:p>
          </table:table-cell>
          <table:table-cell office:value-type="string" calcext:value-type="string">
            <text:p>Office3617</text:p>
          </table:table-cell>
          <table:table-cell office:value-type="string" calcext:value-type="string">
            <text:p>Office3615</text:p>
          </table:table-cell>
          <table:table-cell office:value-type="string" calcext:value-type="string">
            <text:p>DistribLab</text:p>
          </table:table-cell>
          <table:table-cell office:value-type="string" calcext:value-type="string">
            <text:p>GraphicsLab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Hall4</text:p>
          </table:table-cell>
          <table:table-cell office:value-type="float" office:value="1686" calcext:value-type="float">
            <text:p>1686</text:p>
          </table:table-cell>
          <table:table-cell office:value-type="float" office:value="985" calcext:value-type="float">
            <text:p>985</text:p>
          </table:table-cell>
          <table:table-cell table:formula="of:=[.B31]*0.0328" office:value-type="float" office:value="55.3008" calcext:value-type="float">
            <text:p>55.3008</text:p>
          </table:table-cell>
          <table:table-cell table:formula="of:=(1440-[.C31])*0.0328" office:value-type="float" office:value="14.924" calcext:value-type="float">
            <text:p>14.9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hall4A</text:p>
          </table:table-cell>
          <table:table-cell office:value-type="string" calcext:value-type="string">
            <text:p>EHall3A</text:p>
          </table:table-cell>
          <table:table-cell office:value-type="string" calcext:value-type="string">
            <text:p>Office3627</text:p>
          </table:table-cell>
          <table:table-cell office:value-type="string" calcext:value-type="string">
            <text:p>Office3625</text:p>
          </table:table-cell>
          <table:table-cell office:value-type="string" calcext:value-type="string">
            <text:p>Office3621</text:p>
          </table:table-cell>
          <table:table-cell office:value-type="string" calcext:value-type="string">
            <text:p>ICL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Hall3</text:p>
          </table:table-cell>
          <table:table-cell office:value-type="float" office:value="1430" calcext:value-type="float">
            <text:p>1430</text:p>
          </table:table-cell>
          <table:table-cell office:value-type="float" office:value="985" calcext:value-type="float">
            <text:p>985</text:p>
          </table:table-cell>
          <table:table-cell table:formula="of:=[.B32]*0.0328" office:value-type="float" office:value="46.904" calcext:value-type="float">
            <text:p>46.904</text:p>
          </table:table-cell>
          <table:table-cell table:formula="of:=(1440-[.C32])*0.0328" office:value-type="float" office:value="14.924" calcext:value-type="float">
            <text:p>14.9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Hall3A</text:p>
          </table:table-cell>
          <table:table-cell office:value-type="string" calcext:value-type="string">
            <text:p>EHall2A</text:p>
          </table:table-cell>
          <table:table-cell office:value-type="string" calcext:value-type="string">
            <text:p>Office3645</text:p>
          </table:table-cell>
          <table:table-cell office:value-type="string" calcext:value-type="string">
            <text:p>Office3637</text:p>
          </table:table-cell>
          <table:table-cell office:value-type="string" calcext:value-type="string">
            <text:p>Office3635</text:p>
          </table:table-cell>
          <table:table-cell office:value-type="string" calcext:value-type="string">
            <text:p>ICL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Hall2</text:p>
          </table:table-cell>
          <table:table-cell office:value-type="float" office:value="1158" calcext:value-type="float">
            <text:p>1158</text:p>
          </table:table-cell>
          <table:table-cell office:value-type="float" office:value="985" calcext:value-type="float">
            <text:p>985</text:p>
          </table:table-cell>
          <table:table-cell table:formula="of:=[.B33]*0.0328" office:value-type="float" office:value="37.9824" calcext:value-type="float">
            <text:p>37.9824</text:p>
          </table:table-cell>
          <table:table-cell table:formula="of:=(1440-[.C33])*0.0328" office:value-type="float" office:value="14.924" calcext:value-type="float">
            <text:p>14.9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Hall2A</text:p>
          </table:table-cell>
          <table:table-cell office:value-type="string" calcext:value-type="string">
            <text:p>EHall1A</text:p>
          </table:table-cell>
          <table:table-cell office:value-type="string" calcext:value-type="string">
            <text:p>Office3655</text:p>
          </table:table-cell>
          <table:table-cell office:value-type="string" calcext:value-type="string">
            <text:p>Office3651</text:p>
          </table:table-cell>
          <table:table-cell office:value-type="string" calcext:value-type="string">
            <text:p>Office3647</text:p>
          </table:table-cell>
          <table:table-cell office:value-type="string" calcext:value-type="string">
            <text:p>GradCent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Hall1</text:p>
          </table:table-cell>
          <table:table-cell office:value-type="float" office:value="913" calcext:value-type="float">
            <text:p>913</text:p>
          </table:table-cell>
          <table:table-cell office:value-type="float" office:value="985" calcext:value-type="float">
            <text:p>985</text:p>
          </table:table-cell>
          <table:table-cell table:formula="of:=[.B34]*0.0328" office:value-type="float" office:value="29.9464" calcext:value-type="float">
            <text:p>29.9464</text:p>
          </table:table-cell>
          <table:table-cell table:formula="of:=(1440-[.C34])*0.0328" office:value-type="float" office:value="14.924" calcext:value-type="float">
            <text:p>14.9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Hall1A</text:p>
          </table:table-cell>
          <table:table-cell office:value-type="string" calcext:value-type="string">
            <text:p>SEInterA</text:p>
          </table:table-cell>
          <table:table-cell office:value-type="string" calcext:value-type="string">
            <text:p>Office3671</text:p>
          </table:table-cell>
          <table:table-cell office:value-type="string" calcext:value-type="string">
            <text:p>Office3669</text:p>
          </table:table-cell>
          <table:table-cell office:value-type="string" calcext:value-type="string">
            <text:p>Office3659</text:p>
          </table:table-cell>
          <table:table-cell office:value-type="string" calcext:value-type="string">
            <text:p>Office3657</text:p>
          </table:table-cell>
          <table:table-cell office:value-type="string" calcext:value-type="string">
            <text:p>StudentCenter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EInter</text:p>
          </table:table-cell>
          <table:table-cell office:value-type="float" office:value="591" calcext:value-type="float">
            <text:p>591</text:p>
          </table:table-cell>
          <table:table-cell office:value-type="float" office:value="985" calcext:value-type="float">
            <text:p>985</text:p>
          </table:table-cell>
          <table:table-cell table:formula="of:=[.B35]*0.0328" office:value-type="float" office:value="19.3848" calcext:value-type="float">
            <text:p>19.3848</text:p>
          </table:table-cell>
          <table:table-cell table:formula="of:=(1440-[.C35])*0.0328" office:value-type="float" office:value="14.924" calcext:value-type="float">
            <text:p>14.9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EInterA</text:p>
          </table:table-cell>
          <table:table-cell office:value-type="string" calcext:value-type="string">
            <text:p>SHall3</text:p>
          </table:table-cell>
          <table:table-cell office:value-type="string" calcext:value-type="string">
            <text:p>SEStairs</text:p>
          </table:table-cell>
          <table:table-cell office:value-type="string" calcext:value-type="string">
            <text:p>Office3675</text:p>
          </table:table-cell>
          <table:table-cell office:value-type="string" calcext:value-type="string">
            <text:p>Office3673</text:p>
          </table:table-cell>
          <table:table-cell office:value-type="string" calcext:value-type="string">
            <text:p>Office367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Stairs</text:p>
          </table:table-cell>
          <table:table-cell office:value-type="float" office:value="421" calcext:value-type="float">
            <text:p>421</text:p>
          </table:table-cell>
          <table:table-cell office:value-type="float" office:value="985" calcext:value-type="float">
            <text:p>985</text:p>
          </table:table-cell>
          <table:table-cell table:formula="of:=[.B36]*0.0328" office:value-type="float" office:value="13.8088" calcext:value-type="float">
            <text:p>13.8088</text:p>
          </table:table-cell>
          <table:table-cell table:formula="of:=(1440-[.C36])*0.0328" office:value-type="float" office:value="14.924" calcext:value-type="float">
            <text:p>14.9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EInter</text:p>
          </table:table-cell>
          <table:table-cell office:value-type="string" calcext:value-type="string">
            <text:p>SELounge</text:p>
          </table:table-cell>
          <table:table-cell office:value-type="string" calcext:value-type="string">
            <text:p>Class369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ELounge</text:p>
          </table:table-cell>
          <table:table-cell office:value-type="float" office:value="361" calcext:value-type="float">
            <text:p>361</text:p>
          </table:table-cell>
          <table:table-cell office:value-type="float" office:value="1045" calcext:value-type="float">
            <text:p>1045</text:p>
          </table:table-cell>
          <table:table-cell table:formula="of:=[.B37]*0.0328" office:value-type="float" office:value="11.8408" calcext:value-type="float">
            <text:p>11.8408</text:p>
          </table:table-cell>
          <table:table-cell table:formula="of:=(1440-[.C37])*0.0328" office:value-type="float" office:value="12.956" calcext:value-type="float">
            <text:p>12.95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EStair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allW</text:p>
          </table:table-cell>
          <table:table-cell office:value-type="float" office:value="572" calcext:value-type="float">
            <text:p>572</text:p>
          </table:table-cell>
          <table:table-cell office:value-type="float" office:value="538" calcext:value-type="float">
            <text:p>538</text:p>
          </table:table-cell>
          <table:table-cell table:formula="of:=[.B38]*0.0328" office:value-type="float" office:value="18.7616" calcext:value-type="float">
            <text:p>18.7616</text:p>
          </table:table-cell>
          <table:table-cell table:formula="of:=(1440-[.C38])*0.0328" office:value-type="float" office:value="29.5856" calcext:value-type="float">
            <text:p>29.585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Hall2</text:p>
          </table:table-cell>
          <table:table-cell office:value-type="string" calcext:value-type="string">
            <text:p>SHall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llE</text:p>
          </table:table-cell>
          <table:table-cell office:value-type="float" office:value="572" calcext:value-type="float">
            <text:p>572</text:p>
          </table:table-cell>
          <table:table-cell office:value-type="float" office:value="764" calcext:value-type="float">
            <text:p>764</text:p>
          </table:table-cell>
          <table:table-cell table:formula="of:=[.B39]*0.0328" office:value-type="float" office:value="18.7616" calcext:value-type="float">
            <text:p>18.7616</text:p>
          </table:table-cell>
          <table:table-cell table:formula="of:=(1440-[.C39])*0.0328" office:value-type="float" office:value="22.1728" calcext:value-type="float">
            <text:p>22.172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Hall3</text:p>
          </table:table-cell>
          <table:table-cell office:value-type="string" calcext:value-type="string">
            <text:p>SHall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ffice3675</text:p>
          </table:table-cell>
          <table:table-cell office:value-type="float" office:value="591" calcext:value-type="float">
            <text:p>591</text:p>
          </table:table-cell>
          <table:table-cell office:value-type="float" office:value="1010" calcext:value-type="float">
            <text:p>1010</text:p>
          </table:table-cell>
          <table:table-cell table:formula="of:=[.B40]*0.0328" office:value-type="float" office:value="19.3848" calcext:value-type="float">
            <text:p>19.3848</text:p>
          </table:table-cell>
          <table:table-cell table:formula="of:=(1440-[.C40])*0.0328" office:value-type="float" office:value="14.104" calcext:value-type="float">
            <text:p>14.104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ffice3673</text:p>
          </table:table-cell>
          <table:table-cell office:value-type="float" office:value="677" calcext:value-type="float">
            <text:p>677</text:p>
          </table:table-cell>
          <table:table-cell office:value-type="float" office:value="1010" calcext:value-type="float">
            <text:p>1010</text:p>
          </table:table-cell>
          <table:table-cell table:formula="of:=[.B41]*0.0328" office:value-type="float" office:value="22.2056" calcext:value-type="float">
            <text:p>22.2056</text:p>
          </table:table-cell>
          <table:table-cell table:formula="of:=(1440-[.C41])*0.0328" office:value-type="float" office:value="14.104" calcext:value-type="float">
            <text:p>14.104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ffice3671</text:p>
          </table:table-cell>
          <table:table-cell office:value-type="float" office:value="761" calcext:value-type="float">
            <text:p>761</text:p>
          </table:table-cell>
          <table:table-cell office:value-type="float" office:value="1010" calcext:value-type="float">
            <text:p>1010</text:p>
          </table:table-cell>
          <table:table-cell table:formula="of:=[.B42]*0.0328" office:value-type="float" office:value="24.9608" calcext:value-type="float">
            <text:p>24.9608</text:p>
          </table:table-cell>
          <table:table-cell table:formula="of:=(1440-[.C42])*0.0328" office:value-type="float" office:value="14.104" calcext:value-type="float">
            <text:p>14.104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ffice3669</text:p>
          </table:table-cell>
          <table:table-cell office:value-type="float" office:value="845" calcext:value-type="float">
            <text:p>845</text:p>
          </table:table-cell>
          <table:table-cell office:value-type="float" office:value="1010" calcext:value-type="float">
            <text:p>1010</text:p>
          </table:table-cell>
          <table:table-cell table:formula="of:=[.B43]*0.0328" office:value-type="float" office:value="27.716" calcext:value-type="float">
            <text:p>27.716</text:p>
          </table:table-cell>
          <table:table-cell table:formula="of:=(1440-[.C43])*0.0328" office:value-type="float" office:value="14.104" calcext:value-type="float">
            <text:p>14.104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ffice3659</text:p>
          </table:table-cell>
          <table:table-cell office:value-type="float" office:value="930" calcext:value-type="float">
            <text:p>930</text:p>
          </table:table-cell>
          <table:table-cell office:value-type="float" office:value="1010" calcext:value-type="float">
            <text:p>1010</text:p>
          </table:table-cell>
          <table:table-cell table:formula="of:=[.B44]*0.0328" office:value-type="float" office:value="30.504" calcext:value-type="float">
            <text:p>30.504</text:p>
          </table:table-cell>
          <table:table-cell table:formula="of:=(1440-[.C44])*0.0328" office:value-type="float" office:value="14.104" calcext:value-type="float">
            <text:p>14.104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ffice3657</text:p>
          </table:table-cell>
          <table:table-cell office:value-type="float" office:value="1014" calcext:value-type="float">
            <text:p>1014</text:p>
          </table:table-cell>
          <table:table-cell office:value-type="float" office:value="1010" calcext:value-type="float">
            <text:p>1010</text:p>
          </table:table-cell>
          <table:table-cell table:formula="of:=[.B45]*0.0328" office:value-type="float" office:value="33.2592" calcext:value-type="float">
            <text:p>33.2592</text:p>
          </table:table-cell>
          <table:table-cell table:formula="of:=(1440-[.C45])*0.0328" office:value-type="float" office:value="14.104" calcext:value-type="float">
            <text:p>14.104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ffice3655</text:p>
          </table:table-cell>
          <table:table-cell office:value-type="float" office:value="1098" calcext:value-type="float">
            <text:p>1098</text:p>
          </table:table-cell>
          <table:table-cell office:value-type="float" office:value="1010" calcext:value-type="float">
            <text:p>1010</text:p>
          </table:table-cell>
          <table:table-cell table:formula="of:=[.B46]*0.0328" office:value-type="float" office:value="36.0144" calcext:value-type="float">
            <text:p>36.0144</text:p>
          </table:table-cell>
          <table:table-cell table:formula="of:=(1440-[.C46])*0.0328" office:value-type="float" office:value="14.104" calcext:value-type="float">
            <text:p>14.104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ffice3651</text:p>
          </table:table-cell>
          <table:table-cell office:value-type="float" office:value="1183" calcext:value-type="float">
            <text:p>1183</text:p>
          </table:table-cell>
          <table:table-cell office:value-type="float" office:value="1010" calcext:value-type="float">
            <text:p>1010</text:p>
          </table:table-cell>
          <table:table-cell table:formula="of:=[.B47]*0.0328" office:value-type="float" office:value="38.8024" calcext:value-type="float">
            <text:p>38.8024</text:p>
          </table:table-cell>
          <table:table-cell table:formula="of:=(1440-[.C47])*0.0328" office:value-type="float" office:value="14.104" calcext:value-type="float">
            <text:p>14.104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ffice3647</text:p>
          </table:table-cell>
          <table:table-cell office:value-type="float" office:value="1268" calcext:value-type="float">
            <text:p>1268</text:p>
          </table:table-cell>
          <table:table-cell office:value-type="float" office:value="1010" calcext:value-type="float">
            <text:p>1010</text:p>
          </table:table-cell>
          <table:table-cell table:formula="of:=[.B48]*0.0328" office:value-type="float" office:value="41.5904" calcext:value-type="float">
            <text:p>41.5904</text:p>
          </table:table-cell>
          <table:table-cell table:formula="of:=(1440-[.C48])*0.0328" office:value-type="float" office:value="14.104" calcext:value-type="float">
            <text:p>14.104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ffice3645</text:p>
          </table:table-cell>
          <table:table-cell office:value-type="float" office:value="1352" calcext:value-type="float">
            <text:p>1352</text:p>
          </table:table-cell>
          <table:table-cell office:value-type="float" office:value="1010" calcext:value-type="float">
            <text:p>1010</text:p>
          </table:table-cell>
          <table:table-cell table:formula="of:=[.B49]*0.0328" office:value-type="float" office:value="44.3456" calcext:value-type="float">
            <text:p>44.3456</text:p>
          </table:table-cell>
          <table:table-cell table:formula="of:=(1440-[.C49])*0.0328" office:value-type="float" office:value="14.104" calcext:value-type="float">
            <text:p>14.104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ffice3637</text:p>
          </table:table-cell>
          <table:table-cell office:value-type="float" office:value="1437" calcext:value-type="float">
            <text:p>1437</text:p>
          </table:table-cell>
          <table:table-cell office:value-type="float" office:value="1010" calcext:value-type="float">
            <text:p>1010</text:p>
          </table:table-cell>
          <table:table-cell table:formula="of:=[.B50]*0.0328" office:value-type="float" office:value="47.1336" calcext:value-type="float">
            <text:p>47.1336</text:p>
          </table:table-cell>
          <table:table-cell table:formula="of:=(1440-[.C50])*0.0328" office:value-type="float" office:value="14.104" calcext:value-type="float">
            <text:p>14.104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ffice3635</text:p>
          </table:table-cell>
          <table:table-cell office:value-type="float" office:value="1520" calcext:value-type="float">
            <text:p>1520</text:p>
          </table:table-cell>
          <table:table-cell office:value-type="float" office:value="1010" calcext:value-type="float">
            <text:p>1010</text:p>
          </table:table-cell>
          <table:table-cell table:formula="of:=[.B51]*0.0328" office:value-type="float" office:value="49.856" calcext:value-type="float">
            <text:p>49.856</text:p>
          </table:table-cell>
          <table:table-cell table:formula="of:=(1440-[.C51])*0.0328" office:value-type="float" office:value="14.104" calcext:value-type="float">
            <text:p>14.104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ffice3627</text:p>
          </table:table-cell>
          <table:table-cell office:value-type="float" office:value="1605" calcext:value-type="float">
            <text:p>1605</text:p>
          </table:table-cell>
          <table:table-cell office:value-type="float" office:value="1010" calcext:value-type="float">
            <text:p>1010</text:p>
          </table:table-cell>
          <table:table-cell table:formula="of:=[.B52]*0.0328" office:value-type="float" office:value="52.644" calcext:value-type="float">
            <text:p>52.644</text:p>
          </table:table-cell>
          <table:table-cell table:formula="of:=(1440-[.C52])*0.0328" office:value-type="float" office:value="14.104" calcext:value-type="float">
            <text:p>14.104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ffice3625</text:p>
          </table:table-cell>
          <table:table-cell office:value-type="float" office:value="1690" calcext:value-type="float">
            <text:p>1690</text:p>
          </table:table-cell>
          <table:table-cell office:value-type="float" office:value="1010" calcext:value-type="float">
            <text:p>1010</text:p>
          </table:table-cell>
          <table:table-cell table:formula="of:=[.B53]*0.0328" office:value-type="float" office:value="55.432" calcext:value-type="float">
            <text:p>55.432</text:p>
          </table:table-cell>
          <table:table-cell table:formula="of:=(1440-[.C53])*0.0328" office:value-type="float" office:value="14.104" calcext:value-type="float">
            <text:p>14.104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ffice3621</text:p>
          </table:table-cell>
          <table:table-cell office:value-type="float" office:value="1772" calcext:value-type="float">
            <text:p>1772</text:p>
          </table:table-cell>
          <table:table-cell office:value-type="float" office:value="1010" calcext:value-type="float">
            <text:p>1010</text:p>
          </table:table-cell>
          <table:table-cell table:formula="of:=[.B54]*0.0328" office:value-type="float" office:value="58.1216" calcext:value-type="float">
            <text:p>58.1216</text:p>
          </table:table-cell>
          <table:table-cell table:formula="of:=(1440-[.C54])*0.0328" office:value-type="float" office:value="14.104" calcext:value-type="float">
            <text:p>14.104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ffice3619</text:p>
          </table:table-cell>
          <table:table-cell office:value-type="float" office:value="1859" calcext:value-type="float">
            <text:p>1859</text:p>
          </table:table-cell>
          <table:table-cell office:value-type="float" office:value="1010" calcext:value-type="float">
            <text:p>1010</text:p>
          </table:table-cell>
          <table:table-cell table:formula="of:=[.B55]*0.0328" office:value-type="float" office:value="60.9752" calcext:value-type="float">
            <text:p>60.9752</text:p>
          </table:table-cell>
          <table:table-cell table:formula="of:=(1440-[.C55])*0.0328" office:value-type="float" office:value="14.104" calcext:value-type="float">
            <text:p>14.104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ffice3617</text:p>
          </table:table-cell>
          <table:table-cell office:value-type="float" office:value="1942" calcext:value-type="float">
            <text:p>1942</text:p>
          </table:table-cell>
          <table:table-cell office:value-type="float" office:value="1010" calcext:value-type="float">
            <text:p>1010</text:p>
          </table:table-cell>
          <table:table-cell table:formula="of:=[.B56]*0.0328" office:value-type="float" office:value="63.6976" calcext:value-type="float">
            <text:p>63.6976</text:p>
          </table:table-cell>
          <table:table-cell table:formula="of:=(1440-[.C56])*0.0328" office:value-type="float" office:value="14.104" calcext:value-type="float">
            <text:p>14.104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ffice3615</text:p>
          </table:table-cell>
          <table:table-cell office:value-type="float" office:value="2022" calcext:value-type="float">
            <text:p>2022</text:p>
          </table:table-cell>
          <table:table-cell office:value-type="float" office:value="1010" calcext:value-type="float">
            <text:p>1010</text:p>
          </table:table-cell>
          <table:table-cell table:formula="of:=[.B57]*0.0328" office:value-type="float" office:value="66.3216" calcext:value-type="float">
            <text:p>66.3216</text:p>
          </table:table-cell>
          <table:table-cell table:formula="of:=(1440-[.C57])*0.0328" office:value-type="float" office:value="14.104" calcext:value-type="float">
            <text:p>14.104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ffice3575</text:p>
          </table:table-cell>
          <table:table-cell office:value-type="float" office:value="592" calcext:value-type="float">
            <text:p>592</text:p>
          </table:table-cell>
          <table:table-cell office:value-type="float" office:value="269" calcext:value-type="float">
            <text:p>269</text:p>
          </table:table-cell>
          <table:table-cell table:formula="of:=[.B58]*0.0328" office:value-type="float" office:value="19.4176" calcext:value-type="float">
            <text:p>19.4176</text:p>
          </table:table-cell>
          <table:table-cell table:formula="of:=(1440-[.C58])*0.0328" office:value-type="float" office:value="38.4088" calcext:value-type="float">
            <text:p>38.4088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ffice3573</text:p>
          </table:table-cell>
          <table:table-cell office:value-type="float" office:value="678" calcext:value-type="float">
            <text:p>678</text:p>
          </table:table-cell>
          <table:table-cell office:value-type="float" office:value="269" calcext:value-type="float">
            <text:p>269</text:p>
          </table:table-cell>
          <table:table-cell table:formula="of:=[.B59]*0.0328" office:value-type="float" office:value="22.2384" calcext:value-type="float">
            <text:p>22.2384</text:p>
          </table:table-cell>
          <table:table-cell table:formula="of:=(1440-[.C59])*0.0328" office:value-type="float" office:value="38.4088" calcext:value-type="float">
            <text:p>38.4088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ffice3571</text:p>
          </table:table-cell>
          <table:table-cell office:value-type="float" office:value="762" calcext:value-type="float">
            <text:p>762</text:p>
          </table:table-cell>
          <table:table-cell office:value-type="float" office:value="269" calcext:value-type="float">
            <text:p>269</text:p>
          </table:table-cell>
          <table:table-cell table:formula="of:=[.B60]*0.0328" office:value-type="float" office:value="24.9936" calcext:value-type="float">
            <text:p>24.9936</text:p>
          </table:table-cell>
          <table:table-cell table:formula="of:=(1440-[.C60])*0.0328" office:value-type="float" office:value="38.4088" calcext:value-type="float">
            <text:p>38.4088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ffice3569</text:p>
          </table:table-cell>
          <table:table-cell office:value-type="float" office:value="847" calcext:value-type="float">
            <text:p>847</text:p>
          </table:table-cell>
          <table:table-cell office:value-type="float" office:value="269" calcext:value-type="float">
            <text:p>269</text:p>
          </table:table-cell>
          <table:table-cell table:formula="of:=[.B61]*0.0328" office:value-type="float" office:value="27.7816" calcext:value-type="float">
            <text:p>27.7816</text:p>
          </table:table-cell>
          <table:table-cell table:formula="of:=(1440-[.C61])*0.0328" office:value-type="float" office:value="38.4088" calcext:value-type="float">
            <text:p>38.4088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ffice3559</text:p>
          </table:table-cell>
          <table:table-cell office:value-type="float" office:value="931" calcext:value-type="float">
            <text:p>931</text:p>
          </table:table-cell>
          <table:table-cell office:value-type="float" office:value="269" calcext:value-type="float">
            <text:p>269</text:p>
          </table:table-cell>
          <table:table-cell table:formula="of:=[.B62]*0.0328" office:value-type="float" office:value="30.5368" calcext:value-type="float">
            <text:p>30.5368</text:p>
          </table:table-cell>
          <table:table-cell table:formula="of:=(1440-[.C62])*0.0328" office:value-type="float" office:value="38.4088" calcext:value-type="float">
            <text:p>38.4088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ffice3557</text:p>
          </table:table-cell>
          <table:table-cell office:value-type="float" office:value="1016" calcext:value-type="float">
            <text:p>1016</text:p>
          </table:table-cell>
          <table:table-cell office:value-type="float" office:value="269" calcext:value-type="float">
            <text:p>269</text:p>
          </table:table-cell>
          <table:table-cell table:formula="of:=[.B63]*0.0328" office:value-type="float" office:value="33.3248" calcext:value-type="float">
            <text:p>33.3248</text:p>
          </table:table-cell>
          <table:table-cell table:formula="of:=(1440-[.C63])*0.0328" office:value-type="float" office:value="38.4088" calcext:value-type="float">
            <text:p>38.4088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ffice3555</text:p>
          </table:table-cell>
          <table:table-cell office:value-type="float" office:value="1100" calcext:value-type="float">
            <text:p>1100</text:p>
          </table:table-cell>
          <table:table-cell office:value-type="float" office:value="269" calcext:value-type="float">
            <text:p>269</text:p>
          </table:table-cell>
          <table:table-cell table:formula="of:=[.B64]*0.0328" office:value-type="float" office:value="36.08" calcext:value-type="float">
            <text:p>36.08</text:p>
          </table:table-cell>
          <table:table-cell table:formula="of:=(1440-[.C64])*0.0328" office:value-type="float" office:value="38.4088" calcext:value-type="float">
            <text:p>38.4088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ffice3551</text:p>
          </table:table-cell>
          <table:table-cell office:value-type="float" office:value="1184" calcext:value-type="float">
            <text:p>1184</text:p>
          </table:table-cell>
          <table:table-cell office:value-type="float" office:value="269" calcext:value-type="float">
            <text:p>269</text:p>
          </table:table-cell>
          <table:table-cell table:formula="of:=[.B65]*0.0328" office:value-type="float" office:value="38.8352" calcext:value-type="float">
            <text:p>38.8352</text:p>
          </table:table-cell>
          <table:table-cell table:formula="of:=(1440-[.C65])*0.0328" office:value-type="float" office:value="38.4088" calcext:value-type="float">
            <text:p>38.4088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ffice3547</text:p>
          </table:table-cell>
          <table:table-cell office:value-type="float" office:value="1270" calcext:value-type="float">
            <text:p>1270</text:p>
          </table:table-cell>
          <table:table-cell office:value-type="float" office:value="269" calcext:value-type="float">
            <text:p>269</text:p>
          </table:table-cell>
          <table:table-cell table:formula="of:=[.B66]*0.0328" office:value-type="float" office:value="41.656" calcext:value-type="float">
            <text:p>41.656</text:p>
          </table:table-cell>
          <table:table-cell table:formula="of:=(1440-[.C66])*0.0328" office:value-type="float" office:value="38.4088" calcext:value-type="float">
            <text:p>38.4088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ffice3545</text:p>
          </table:table-cell>
          <table:table-cell office:value-type="float" office:value="1354" calcext:value-type="float">
            <text:p>1354</text:p>
          </table:table-cell>
          <table:table-cell office:value-type="float" office:value="269" calcext:value-type="float">
            <text:p>269</text:p>
          </table:table-cell>
          <table:table-cell table:formula="of:=[.B67]*0.0328" office:value-type="float" office:value="44.4112" calcext:value-type="float">
            <text:p>44.4112</text:p>
          </table:table-cell>
          <table:table-cell table:formula="of:=(1440-[.C67])*0.0328" office:value-type="float" office:value="38.4088" calcext:value-type="float">
            <text:p>38.4088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ffice3537</text:p>
          </table:table-cell>
          <table:table-cell office:value-type="float" office:value="1438" calcext:value-type="float">
            <text:p>1438</text:p>
          </table:table-cell>
          <table:table-cell office:value-type="float" office:value="269" calcext:value-type="float">
            <text:p>269</text:p>
          </table:table-cell>
          <table:table-cell table:formula="of:=[.B68]*0.0328" office:value-type="float" office:value="47.1664" calcext:value-type="float">
            <text:p>47.1664</text:p>
          </table:table-cell>
          <table:table-cell table:formula="of:=(1440-[.C68])*0.0328" office:value-type="float" office:value="38.4088" calcext:value-type="float">
            <text:p>38.4088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ffice3535</text:p>
          </table:table-cell>
          <table:table-cell office:value-type="float" office:value="1522" calcext:value-type="float">
            <text:p>1522</text:p>
          </table:table-cell>
          <table:table-cell office:value-type="float" office:value="269" calcext:value-type="float">
            <text:p>269</text:p>
          </table:table-cell>
          <table:table-cell table:formula="of:=[.B69]*0.0328" office:value-type="float" office:value="49.9216" calcext:value-type="float">
            <text:p>49.9216</text:p>
          </table:table-cell>
          <table:table-cell table:formula="of:=(1440-[.C69])*0.0328" office:value-type="float" office:value="38.4088" calcext:value-type="float">
            <text:p>38.4088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ffice3527</text:p>
          </table:table-cell>
          <table:table-cell office:value-type="float" office:value="1607" calcext:value-type="float">
            <text:p>1607</text:p>
          </table:table-cell>
          <table:table-cell office:value-type="float" office:value="269" calcext:value-type="float">
            <text:p>269</text:p>
          </table:table-cell>
          <table:table-cell table:formula="of:=[.B70]*0.0328" office:value-type="float" office:value="52.7096" calcext:value-type="float">
            <text:p>52.7096</text:p>
          </table:table-cell>
          <table:table-cell table:formula="of:=(1440-[.C70])*0.0328" office:value-type="float" office:value="38.4088" calcext:value-type="float">
            <text:p>38.4088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ffice3525</text:p>
          </table:table-cell>
          <table:table-cell office:value-type="float" office:value="1690" calcext:value-type="float">
            <text:p>1690</text:p>
          </table:table-cell>
          <table:table-cell office:value-type="float" office:value="269" calcext:value-type="float">
            <text:p>269</text:p>
          </table:table-cell>
          <table:table-cell table:formula="of:=[.B71]*0.0328" office:value-type="float" office:value="55.432" calcext:value-type="float">
            <text:p>55.432</text:p>
          </table:table-cell>
          <table:table-cell table:formula="of:=(1440-[.C71])*0.0328" office:value-type="float" office:value="38.4088" calcext:value-type="float">
            <text:p>38.4088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ffice3521</text:p>
          </table:table-cell>
          <table:table-cell office:value-type="float" office:value="1776" calcext:value-type="float">
            <text:p>1776</text:p>
          </table:table-cell>
          <table:table-cell office:value-type="float" office:value="269" calcext:value-type="float">
            <text:p>269</text:p>
          </table:table-cell>
          <table:table-cell table:formula="of:=[.B72]*0.0328" office:value-type="float" office:value="58.2528" calcext:value-type="float">
            <text:p>58.2528</text:p>
          </table:table-cell>
          <table:table-cell table:formula="of:=(1440-[.C72])*0.0328" office:value-type="float" office:value="38.4088" calcext:value-type="float">
            <text:p>38.4088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ffice3519</text:p>
          </table:table-cell>
          <table:table-cell office:value-type="float" office:value="1860" calcext:value-type="float">
            <text:p>1860</text:p>
          </table:table-cell>
          <table:table-cell office:value-type="float" office:value="269" calcext:value-type="float">
            <text:p>269</text:p>
          </table:table-cell>
          <table:table-cell table:formula="of:=[.B73]*0.0328" office:value-type="float" office:value="61.008" calcext:value-type="float">
            <text:p>61.008</text:p>
          </table:table-cell>
          <table:table-cell table:formula="of:=(1440-[.C73])*0.0328" office:value-type="float" office:value="38.4088" calcext:value-type="float">
            <text:p>38.4088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ffice3517</text:p>
          </table:table-cell>
          <table:table-cell office:value-type="float" office:value="1944" calcext:value-type="float">
            <text:p>1944</text:p>
          </table:table-cell>
          <table:table-cell office:value-type="float" office:value="269" calcext:value-type="float">
            <text:p>269</text:p>
          </table:table-cell>
          <table:table-cell table:formula="of:=[.B74]*0.0328" office:value-type="float" office:value="63.7632" calcext:value-type="float">
            <text:p>63.7632</text:p>
          </table:table-cell>
          <table:table-cell table:formula="of:=(1440-[.C74])*0.0328" office:value-type="float" office:value="38.4088" calcext:value-type="float">
            <text:p>38.4088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ffice3515</text:p>
          </table:table-cell>
          <table:table-cell office:value-type="float" office:value="2028" calcext:value-type="float">
            <text:p>2028</text:p>
          </table:table-cell>
          <table:table-cell office:value-type="float" office:value="269" calcext:value-type="float">
            <text:p>269</text:p>
          </table:table-cell>
          <table:table-cell table:formula="of:=[.B75]*0.0328" office:value-type="float" office:value="66.5184" calcext:value-type="float">
            <text:p>66.5184</text:p>
          </table:table-cell>
          <table:table-cell table:formula="of:=(1440-[.C75])*0.0328" office:value-type="float" office:value="38.4088" calcext:value-type="float">
            <text:p>38.4088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ffice3511</text:p>
          </table:table-cell>
          <table:table-cell office:value-type="float" office:value="2112" calcext:value-type="float">
            <text:p>2112</text:p>
          </table:table-cell>
          <table:table-cell office:value-type="float" office:value="269" calcext:value-type="float">
            <text:p>269</text:p>
          </table:table-cell>
          <table:table-cell table:formula="of:=[.B76]*0.0328" office:value-type="float" office:value="69.2736" calcext:value-type="float">
            <text:p>69.2736</text:p>
          </table:table-cell>
          <table:table-cell table:formula="of:=(1440-[.C76])*0.0328" office:value-type="float" office:value="38.4088" calcext:value-type="float">
            <text:p>38.4088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ffice3509</text:p>
          </table:table-cell>
          <table:table-cell office:value-type="float" office:value="2152" calcext:value-type="float">
            <text:p>2152</text:p>
          </table:table-cell>
          <table:table-cell office:value-type="float" office:value="269" calcext:value-type="float">
            <text:p>269</text:p>
          </table:table-cell>
          <table:table-cell table:formula="of:=[.B77]*0.0328" office:value-type="float" office:value="70.5856" calcext:value-type="float">
            <text:p>70.5856</text:p>
          </table:table-cell>
          <table:table-cell table:formula="of:=(1440-[.C77])*0.0328" office:value-type="float" office:value="38.4088" calcext:value-type="float">
            <text:p>38.4088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NDLab</text:p>
          </table:table-cell>
          <table:table-cell office:value-type="float" office:value="2630" calcext:value-type="float">
            <text:p>2630</text:p>
          </table:table-cell>
          <table:table-cell office:value-type="float" office:value="322" calcext:value-type="float">
            <text:p>322</text:p>
          </table:table-cell>
          <table:table-cell table:formula="of:=[.B78]*0.0328" office:value-type="float" office:value="86.264" calcext:value-type="float">
            <text:p>86.264</text:p>
          </table:table-cell>
          <table:table-cell table:formula="of:=(1440-[.C78])*0.0328" office:value-type="float" office:value="36.6704" calcext:value-type="float">
            <text:p>36.67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WDoor</text:p>
          </table:table-cell>
          <table:table-cell office:value-type="string" calcext:value-type="string">
            <text:p>VendDo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onorsLab</text:p>
          </table:table-cell>
          <table:table-cell office:value-type="float" office:value="2630" calcext:value-type="float">
            <text:p>2630</text:p>
          </table:table-cell>
          <table:table-cell office:value-type="float" office:value="956" calcext:value-type="float">
            <text:p>956</text:p>
          </table:table-cell>
          <table:table-cell table:formula="of:=[.B79]*0.0328" office:value-type="float" office:value="86.264" calcext:value-type="float">
            <text:p>86.264</text:p>
          </table:table-cell>
          <table:table-cell table:formula="of:=(1440-[.C79])*0.0328" office:value-type="float" office:value="15.8752" calcext:value-type="float">
            <text:p>15.875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triumSE</text:p>
          </table:table-cell>
          <table:table-cell office:value-type="string" calcext:value-type="string">
            <text:p>NEHa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CL1</text:p>
          </table:table-cell>
          <table:table-cell office:value-type="float" office:value="1726" calcext:value-type="float">
            <text:p>1726</text:p>
          </table:table-cell>
          <table:table-cell office:value-type="float" office:value="345" calcext:value-type="float">
            <text:p>345</text:p>
          </table:table-cell>
          <table:table-cell table:formula="of:=[.B80]*0.0328" office:value-type="float" office:value="56.6128" calcext:value-type="float">
            <text:p>56.6128</text:p>
          </table:table-cell>
          <table:table-cell table:formula="of:=(1440-[.C80])*0.0328" office:value-type="float" office:value="35.916" calcext:value-type="float">
            <text:p>35.9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Hall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L2</text:p>
          </table:table-cell>
          <table:table-cell office:value-type="float" office:value="1347" calcext:value-type="float">
            <text:p>1347</text:p>
          </table:table-cell>
          <table:table-cell office:value-type="float" office:value="345" calcext:value-type="float">
            <text:p>345</text:p>
          </table:table-cell>
          <table:table-cell table:formula="of:=[.B81]*0.0328" office:value-type="float" office:value="44.1816" calcext:value-type="float">
            <text:p>44.1816</text:p>
          </table:table-cell>
          <table:table-cell table:formula="of:=(1440-[.C81])*0.0328" office:value-type="float" office:value="35.916" calcext:value-type="float">
            <text:p>35.9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Hall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L3</text:p>
          </table:table-cell>
          <table:table-cell office:value-type="float" office:value="1062" calcext:value-type="float">
            <text:p>1062</text:p>
          </table:table-cell>
          <table:table-cell office:value-type="float" office:value="345" calcext:value-type="float">
            <text:p>345</text:p>
          </table:table-cell>
          <table:table-cell table:formula="of:=[.B82]*0.0328" office:value-type="float" office:value="34.8336" calcext:value-type="float">
            <text:p>34.8336</text:p>
          </table:table-cell>
          <table:table-cell table:formula="of:=(1440-[.C82])*0.0328" office:value-type="float" office:value="35.916" calcext:value-type="float">
            <text:p>35.9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Hall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L5</text:p>
          </table:table-cell>
          <table:table-cell office:value-type="float" office:value="1348" calcext:value-type="float">
            <text:p>1348</text:p>
          </table:table-cell>
          <table:table-cell office:value-type="float" office:value="931" calcext:value-type="float">
            <text:p>931</text:p>
          </table:table-cell>
          <table:table-cell table:formula="of:=[.B83]*0.0328" office:value-type="float" office:value="44.2144" calcext:value-type="float">
            <text:p>44.2144</text:p>
          </table:table-cell>
          <table:table-cell table:formula="of:=(1440-[.C83])*0.0328" office:value-type="float" office:value="16.6952" calcext:value-type="float">
            <text:p>16.695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Hall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L6</text:p>
          </table:table-cell>
          <table:table-cell office:value-type="float" office:value="1726" calcext:value-type="float">
            <text:p>1726</text:p>
          </table:table-cell>
          <table:table-cell office:value-type="float" office:value="931" calcext:value-type="float">
            <text:p>931</text:p>
          </table:table-cell>
          <table:table-cell table:formula="of:=[.B84]*0.0328" office:value-type="float" office:value="56.6128" calcext:value-type="float">
            <text:p>56.6128</text:p>
          </table:table-cell>
          <table:table-cell table:formula="of:=(1440-[.C84])*0.0328" office:value-type="float" office:value="16.6952" calcext:value-type="float">
            <text:p>16.695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Hall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tternLab</text:p>
          </table:table-cell>
          <table:table-cell office:value-type="float" office:value="2077" calcext:value-type="float">
            <text:p>2077</text:p>
          </table:table-cell>
          <table:table-cell office:value-type="float" office:value="324" calcext:value-type="float">
            <text:p>324</text:p>
          </table:table-cell>
          <table:table-cell table:formula="of:=[.B85]*0.0328" office:value-type="float" office:value="68.1256" calcext:value-type="float">
            <text:p>68.1256</text:p>
          </table:table-cell>
          <table:table-cell table:formula="of:=(1440-[.C85])*0.0328" office:value-type="float" office:value="36.6048" calcext:value-type="float">
            <text:p>36.604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Hall6</text:p>
          </table:table-cell>
          <table:table-cell office:value-type="string" calcext:value-type="string">
            <text:p>WHall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istribLab</text:p>
          </table:table-cell>
          <table:table-cell office:value-type="float" office:value="1992" calcext:value-type="float">
            <text:p>1992</text:p>
          </table:table-cell>
          <table:table-cell office:value-type="float" office:value="956" calcext:value-type="float">
            <text:p>956</text:p>
          </table:table-cell>
          <table:table-cell table:formula="of:=[.B86]*0.0328" office:value-type="float" office:value="65.3376" calcext:value-type="float">
            <text:p>65.3376</text:p>
          </table:table-cell>
          <table:table-cell table:formula="of:=(1440-[.C86])*0.0328" office:value-type="float" office:value="15.8752" calcext:value-type="float">
            <text:p>15.875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Hall5</text:p>
          </table:table-cell>
          <table:table-cell office:value-type="string" calcext:value-type="string">
            <text:p>EHall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phicsLab</text:p>
          </table:table-cell>
          <table:table-cell office:value-type="float" office:value="2032" calcext:value-type="float">
            <text:p>2032</text:p>
          </table:table-cell>
          <table:table-cell office:value-type="float" office:value="956" calcext:value-type="float">
            <text:p>956</text:p>
          </table:table-cell>
          <table:table-cell table:formula="of:=[.B87]*0.0328" office:value-type="float" office:value="66.6496" calcext:value-type="float">
            <text:p>66.6496</text:p>
          </table:table-cell>
          <table:table-cell table:formula="of:=(1440-[.C87])*0.0328" office:value-type="float" office:value="15.8752" calcext:value-type="float">
            <text:p>15.875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Hall5</text:p>
          </table:table-cell>
          <table:table-cell office:value-type="string" calcext:value-type="string">
            <text:p>EHall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mpStudiesLab</text:p>
          </table:table-cell>
          <table:table-cell office:value-type="float" office:value="2838" calcext:value-type="float">
            <text:p>2838</text:p>
          </table:table-cell>
          <table:table-cell office:value-type="float" office:value="718" calcext:value-type="float">
            <text:p>718</text:p>
          </table:table-cell>
          <table:table-cell table:formula="of:=[.B88]*0.0328" office:value-type="float" office:value="93.0864" calcext:value-type="float">
            <text:p>93.0864</text:p>
          </table:table-cell>
          <table:table-cell table:formula="of:=(1440-[.C88])*0.0328" office:value-type="float" office:value="23.6816" calcext:value-type="float">
            <text:p>23.68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triumS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udentCenter</text:p>
          </table:table-cell>
          <table:table-cell office:value-type="float" office:value="850" calcext:value-type="float">
            <text:p>850</text:p>
          </table:table-cell>
          <table:table-cell office:value-type="float" office:value="931" calcext:value-type="float">
            <text:p>931</text:p>
          </table:table-cell>
          <table:table-cell table:formula="of:=[.B89]*0.0328" office:value-type="float" office:value="27.88" calcext:value-type="float">
            <text:p>27.88</text:p>
          </table:table-cell>
          <table:table-cell table:formula="of:=(1440-[.C89])*0.0328" office:value-type="float" office:value="16.6952" calcext:value-type="float">
            <text:p>16.695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Hall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adCenter</text:p>
          </table:table-cell>
          <table:table-cell office:value-type="float" office:value="1226" calcext:value-type="float">
            <text:p>1226</text:p>
          </table:table-cell>
          <table:table-cell office:value-type="float" office:value="931" calcext:value-type="float">
            <text:p>931</text:p>
          </table:table-cell>
          <table:table-cell table:formula="of:=[.B90]*0.0328" office:value-type="float" office:value="40.2128" calcext:value-type="float">
            <text:p>40.2128</text:p>
          </table:table-cell>
          <table:table-cell table:formula="of:=(1440-[.C90])*0.0328" office:value-type="float" office:value="16.6952" calcext:value-type="float">
            <text:p>16.695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Hall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SOffice</text:p>
          </table:table-cell>
          <table:table-cell office:value-type="float" office:value="3266" calcext:value-type="float">
            <text:p>3266</text:p>
          </table:table-cell>
          <table:table-cell office:value-type="float" office:value="993" calcext:value-type="float">
            <text:p>993</text:p>
          </table:table-cell>
          <table:table-cell table:formula="of:=[.B91]*0.0328" office:value-type="float" office:value="107.1248" calcext:value-type="float">
            <text:p>107.1248</text:p>
          </table:table-cell>
          <table:table-cell table:formula="of:=(1440-[.C91])*0.0328" office:value-type="float" office:value="14.6616" calcext:value-type="float">
            <text:p>14.661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rium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ass3000</text:p>
          </table:table-cell>
          <table:table-cell office:value-type="float" office:value="3263" calcext:value-type="float">
            <text:p>3263</text:p>
          </table:table-cell>
          <table:table-cell office:value-type="float" office:value="675" calcext:value-type="float">
            <text:p>675</text:p>
          </table:table-cell>
          <table:table-cell table:formula="of:=[.B92]*0.0328" office:value-type="float" office:value="107.0264" calcext:value-type="float">
            <text:p>107.0264</text:p>
          </table:table-cell>
          <table:table-cell table:formula="of:=(1440-[.C92])*0.0328" office:value-type="float" office:value="25.092" calcext:value-type="float">
            <text:p>25.0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rium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ass3510</text:p>
          </table:table-cell>
          <table:table-cell office:value-type="float" office:value="1881" calcext:value-type="float">
            <text:p>1881</text:p>
          </table:table-cell>
          <table:table-cell office:value-type="float" office:value="324" calcext:value-type="float">
            <text:p>324</text:p>
          </table:table-cell>
          <table:table-cell table:formula="of:=[.B93]*0.0328" office:value-type="float" office:value="61.6968" calcext:value-type="float">
            <text:p>61.6968</text:p>
          </table:table-cell>
          <table:table-cell table:formula="of:=(1440-[.C93])*0.0328" office:value-type="float" office:value="36.6048" calcext:value-type="float">
            <text:p>36.604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Hall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ass3560</text:p>
          </table:table-cell>
          <table:table-cell office:value-type="float" office:value="802" calcext:value-type="float">
            <text:p>802</text:p>
          </table:table-cell>
          <table:table-cell office:value-type="float" office:value="322" calcext:value-type="float">
            <text:p>322</text:p>
          </table:table-cell>
          <table:table-cell table:formula="of:=[.B94]*0.0328" office:value-type="float" office:value="26.3056" calcext:value-type="float">
            <text:p>26.3056</text:p>
          </table:table-cell>
          <table:table-cell table:formula="of:=(1440-[.C94])*0.0328" office:value-type="float" office:value="36.6704" calcext:value-type="float">
            <text:p>36.67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Hall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ass3690</text:p>
          </table:table-cell>
          <table:table-cell office:value-type="float" office:value="376" calcext:value-type="float">
            <text:p>376</text:p>
          </table:table-cell>
          <table:table-cell office:value-type="float" office:value="940" calcext:value-type="float">
            <text:p>940</text:p>
          </table:table-cell>
          <table:table-cell table:formula="of:=[.B95]*0.0328" office:value-type="float" office:value="12.3328" calcext:value-type="float">
            <text:p>12.3328</text:p>
          </table:table-cell>
          <table:table-cell table:formula="of:=(1440-[.C95])*0.0328" office:value-type="float" office:value="16.4" calcext:value-type="float">
            <text:p>16.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Stair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ass3455</text:p>
          </table:table-cell>
          <table:table-cell office:value-type="float" office:value="2081" calcext:value-type="float">
            <text:p>2081</text:p>
          </table:table-cell>
          <table:table-cell office:value-type="float" office:value="1016" calcext:value-type="float">
            <text:p>1016</text:p>
          </table:table-cell>
          <table:table-cell table:formula="of:=[.B96]*0.0328" office:value-type="float" office:value="68.2568" calcext:value-type="float">
            <text:p>68.2568</text:p>
          </table:table-cell>
          <table:table-cell table:formula="of:=(1440-[.C96])*0.0328" office:value-type="float" office:value="13.9072" calcext:value-type="float">
            <text:p>13.90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Hall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ass3445</text:p>
          </table:table-cell>
          <table:table-cell office:value-type="float" office:value="2332" calcext:value-type="float">
            <text:p>2332</text:p>
          </table:table-cell>
          <table:table-cell office:value-type="float" office:value="1016" calcext:value-type="float">
            <text:p>1016</text:p>
          </table:table-cell>
          <table:table-cell table:formula="of:=[.B97]*0.0328" office:value-type="float" office:value="76.4896" calcext:value-type="float">
            <text:p>76.4896</text:p>
          </table:table-cell>
          <table:table-cell table:formula="of:=(1440-[.C97])*0.0328" office:value-type="float" office:value="13.9072" calcext:value-type="float">
            <text:p>13.90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Int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ass3435S</text:p>
          </table:table-cell>
          <table:table-cell office:value-type="float" office:value="2587" calcext:value-type="float">
            <text:p>2587</text:p>
          </table:table-cell>
          <table:table-cell office:value-type="float" office:value="1016" calcext:value-type="float">
            <text:p>1016</text:p>
          </table:table-cell>
          <table:table-cell table:formula="of:=[.B98]*0.0328" office:value-type="float" office:value="84.8536" calcext:value-type="float">
            <text:p>84.8536</text:p>
          </table:table-cell>
          <table:table-cell table:formula="of:=(1440-[.C98])*0.0328" office:value-type="float" office:value="13.9072" calcext:value-type="float">
            <text:p>13.90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Hal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ass3435N</text:p>
          </table:table-cell>
          <table:table-cell office:value-type="float" office:value="2868" calcext:value-type="float">
            <text:p>2868</text:p>
          </table:table-cell>
          <table:table-cell office:value-type="float" office:value="1016" calcext:value-type="float">
            <text:p>1016</text:p>
          </table:table-cell>
          <table:table-cell table:formula="of:=[.B99]*0.0328" office:value-type="float" office:value="94.0704" calcext:value-type="float">
            <text:p>94.0704</text:p>
          </table:table-cell>
          <table:table-cell table:formula="of:=(1440-[.C99])*0.0328" office:value-type="float" office:value="13.9072" calcext:value-type="float">
            <text:p>13.90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Do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Hall0</text:p>
          </table:table-cell>
          <table:table-cell office:value-type="float" office:value="760" calcext:value-type="float">
            <text:p>760</text:p>
          </table:table-cell>
          <table:table-cell office:value-type="float" office:value="300" calcext:value-type="float">
            <text:p>300</text:p>
          </table:table-cell>
          <table:table-cell table:formula="of:=[.B100]*0.0328" office:value-type="float" office:value="24.928" calcext:value-type="float">
            <text:p>24.928</text:p>
          </table:table-cell>
          <table:table-cell table:formula="of:=(1440-[.C100])*0.0328" office:value-type="float" office:value="37.392" calcext:value-type="float">
            <text:p>37.39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WInter</text:p>
          </table:table-cell>
          <table:table-cell office:value-type="string" calcext:value-type="string">
            <text:p>Office3573</text:p>
          </table:table-cell>
          <table:table-cell office:value-type="string" calcext:value-type="string">
            <text:p>Office3571</text:p>
          </table:table-cell>
          <table:table-cell office:value-type="string" calcext:value-type="string">
            <text:p>Office3569</text:p>
          </table:table-cell>
          <table:table-cell office:value-type="string" calcext:value-type="string">
            <text:p>WHall1</text:p>
          </table:table-cell>
          <table:table-cell office:value-type="string" calcext:value-type="string">
            <text:p>Class356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Hall1A</text:p>
          </table:table-cell>
          <table:table-cell office:value-type="float" office:value="1035" calcext:value-type="float">
            <text:p>1035</text:p>
          </table:table-cell>
          <table:table-cell office:value-type="float" office:value="300" calcext:value-type="float">
            <text:p>300</text:p>
          </table:table-cell>
          <table:table-cell table:formula="of:=[.B101]*0.0328" office:value-type="float" office:value="33.948" calcext:value-type="float">
            <text:p>33.948</text:p>
          </table:table-cell>
          <table:table-cell table:formula="of:=(1440-[.C101])*0.0328" office:value-type="float" office:value="37.392" calcext:value-type="float">
            <text:p>37.39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Hall1</text:p>
          </table:table-cell>
          <table:table-cell office:value-type="string" calcext:value-type="string">
            <text:p>Office3559</text:p>
          </table:table-cell>
          <table:table-cell office:value-type="string" calcext:value-type="string">
            <text:p>Office3557</text:p>
          </table:table-cell>
          <table:table-cell office:value-type="string" calcext:value-type="string">
            <text:p>Office3555</text:p>
          </table:table-cell>
          <table:table-cell office:value-type="string" calcext:value-type="string">
            <text:p>WHall2</text:p>
          </table:table-cell>
          <table:table-cell office:value-type="string" calcext:value-type="string">
            <text:p>ICL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Hall2A</text:p>
          </table:table-cell>
          <table:table-cell office:value-type="float" office:value="1294" calcext:value-type="float">
            <text:p>1294</text:p>
          </table:table-cell>
          <table:table-cell office:value-type="float" office:value="300" calcext:value-type="float">
            <text:p>300</text:p>
          </table:table-cell>
          <table:table-cell table:formula="of:=[.B102]*0.0328" office:value-type="float" office:value="42.4432" calcext:value-type="float">
            <text:p>42.4432</text:p>
          </table:table-cell>
          <table:table-cell table:formula="of:=(1440-[.C102])*0.0328" office:value-type="float" office:value="37.392" calcext:value-type="float">
            <text:p>37.39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Hall2</text:p>
          </table:table-cell>
          <table:table-cell office:value-type="string" calcext:value-type="string">
            <text:p>Office3551</text:p>
          </table:table-cell>
          <table:table-cell office:value-type="string" calcext:value-type="string">
            <text:p>Office3547</text:p>
          </table:table-cell>
          <table:table-cell office:value-type="string" calcext:value-type="string">
            <text:p>Office3545</text:p>
          </table:table-cell>
          <table:table-cell office:value-type="string" calcext:value-type="string">
            <text:p>WHall3</text:p>
          </table:table-cell>
          <table:table-cell office:value-type="string" calcext:value-type="string">
            <text:p>ICL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Hall3A</text:p>
          </table:table-cell>
          <table:table-cell office:value-type="float" office:value="1560" calcext:value-type="float">
            <text:p>1560</text:p>
          </table:table-cell>
          <table:table-cell office:value-type="float" office:value="300" calcext:value-type="float">
            <text:p>300</text:p>
          </table:table-cell>
          <table:table-cell table:formula="of:=[.B103]*0.0328" office:value-type="float" office:value="51.168" calcext:value-type="float">
            <text:p>51.168</text:p>
          </table:table-cell>
          <table:table-cell table:formula="of:=(1440-[.C103])*0.0328" office:value-type="float" office:value="37.392" calcext:value-type="float">
            <text:p>37.39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Hall3</text:p>
          </table:table-cell>
          <table:table-cell office:value-type="string" calcext:value-type="string">
            <text:p>Office3537</text:p>
          </table:table-cell>
          <table:table-cell office:value-type="string" calcext:value-type="string">
            <text:p>Office3535</text:p>
          </table:table-cell>
          <table:table-cell office:value-type="string" calcext:value-type="string">
            <text:p>Office3527</text:p>
          </table:table-cell>
          <table:table-cell office:value-type="string" calcext:value-type="string">
            <text:p>WHall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WHall4A</text:p>
          </table:table-cell>
          <table:table-cell office:value-type="float" office:value="1820" calcext:value-type="float">
            <text:p>1820</text:p>
          </table:table-cell>
          <table:table-cell office:value-type="float" office:value="300" calcext:value-type="float">
            <text:p>300</text:p>
          </table:table-cell>
          <table:table-cell table:formula="of:=[.B104]*0.0328" office:value-type="float" office:value="59.696" calcext:value-type="float">
            <text:p>59.696</text:p>
          </table:table-cell>
          <table:table-cell table:formula="of:=(1440-[.C104])*0.0328" office:value-type="float" office:value="37.392" calcext:value-type="float">
            <text:p>37.39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Hall4</text:p>
          </table:table-cell>
          <table:table-cell office:value-type="string" calcext:value-type="string">
            <text:p>Office3525</text:p>
          </table:table-cell>
          <table:table-cell office:value-type="string" calcext:value-type="string">
            <text:p>Office3521</text:p>
          </table:table-cell>
          <table:table-cell office:value-type="string" calcext:value-type="string">
            <text:p>Office3519</text:p>
          </table:table-cell>
          <table:table-cell office:value-type="string" calcext:value-type="string">
            <text:p>WHall5</text:p>
          </table:table-cell>
          <table:table-cell office:value-type="string" calcext:value-type="string">
            <text:p>Class351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Hall5A</text:p>
          </table:table-cell>
          <table:table-cell office:value-type="float" office:value="2042" calcext:value-type="float">
            <text:p>2042</text:p>
          </table:table-cell>
          <table:table-cell office:value-type="float" office:value="300" calcext:value-type="float">
            <text:p>300</text:p>
          </table:table-cell>
          <table:table-cell table:formula="of:=[.B105]*0.0328" office:value-type="float" office:value="66.9776" calcext:value-type="float">
            <text:p>66.9776</text:p>
          </table:table-cell>
          <table:table-cell table:formula="of:=(1440-[.C105])*0.0328" office:value-type="float" office:value="37.392" calcext:value-type="float">
            <text:p>37.39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Hall5</text:p>
          </table:table-cell>
          <table:table-cell office:value-type="string" calcext:value-type="string">
            <text:p>Office3517</text:p>
          </table:table-cell>
          <table:table-cell office:value-type="string" calcext:value-type="string">
            <text:p>Office3515</text:p>
          </table:table-cell>
          <table:table-cell office:value-type="string" calcext:value-type="string">
            <text:p>Office3511</text:p>
          </table:table-cell>
          <table:table-cell office:value-type="string" calcext:value-type="string">
            <text:p>WHall6</text:p>
          </table:table-cell>
          <table:table-cell office:value-type="string" calcext:value-type="string">
            <text:p>PatternLab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hortHall0</text:p>
          </table:table-cell>
          <table:table-cell office:value-type="float" office:value="2262" calcext:value-type="float">
            <text:p>2262</text:p>
          </table:table-cell>
          <table:table-cell office:value-type="float" office:value="451" calcext:value-type="float">
            <text:p>451</text:p>
          </table:table-cell>
          <table:table-cell table:formula="of:=[.B106]*0.0328" office:value-type="float" office:value="74.1936" calcext:value-type="float">
            <text:p>74.1936</text:p>
          </table:table-cell>
          <table:table-cell table:formula="of:=(1440-[.C106])*0.0328" office:value-type="float" office:value="32.4392" calcext:value-type="float">
            <text:p>32.439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hortHa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ortHall2</text:p>
          </table:table-cell>
          <table:table-cell office:value-type="float" office:value="2262" calcext:value-type="float">
            <text:p>2262</text:p>
          </table:table-cell>
          <table:table-cell office:value-type="float" office:value="830" calcext:value-type="float">
            <text:p>830</text:p>
          </table:table-cell>
          <table:table-cell table:formula="of:=[.B107]*0.0328" office:value-type="float" office:value="74.1936" calcext:value-type="float">
            <text:p>74.1936</text:p>
          </table:table-cell>
          <table:table-cell table:formula="of:=(1440-[.C107])*0.0328" office:value-type="float" office:value="20.008" calcext:value-type="float">
            <text:p>20.00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hortHall</text:p>
          </table:table-cell>
          <table:table-cell office:value-type="string" calcext:value-type="string">
            <text:p>EIn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ll1</text:p>
          </table:table-cell>
          <table:table-cell office:value-type="float" office:value="572" calcext:value-type="float">
            <text:p>572</text:p>
          </table:table-cell>
          <table:table-cell office:value-type="float" office:value="421" calcext:value-type="float">
            <text:p>421</text:p>
          </table:table-cell>
          <table:table-cell table:formula="of:=[.B108]*0.0328" office:value-type="float" office:value="18.7616" calcext:value-type="float">
            <text:p>18.7616</text:p>
          </table:table-cell>
          <table:table-cell table:formula="of:=(1440-[.C108])*0.0328" office:value-type="float" office:value="33.4232" calcext:value-type="float">
            <text:p>33.423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WInter</text:p>
          </table:table-cell>
          <table:table-cell office:value-type="string" calcext:value-type="string">
            <text:p>SHall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ll2</text:p>
          </table:table-cell>
          <table:table-cell office:value-type="float" office:value="572" calcext:value-type="float">
            <text:p>572</text:p>
          </table:table-cell>
          <table:table-cell office:value-type="float" office:value="654" calcext:value-type="float">
            <text:p>654</text:p>
          </table:table-cell>
          <table:table-cell table:formula="of:=[.B109]*0.0328" office:value-type="float" office:value="18.7616" calcext:value-type="float">
            <text:p>18.7616</text:p>
          </table:table-cell>
          <table:table-cell table:formula="of:=(1440-[.C109])*0.0328" office:value-type="float" office:value="25.7808" calcext:value-type="float">
            <text:p>25.780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HallW</text:p>
          </table:table-cell>
          <table:table-cell office:value-type="string" calcext:value-type="string">
            <text:p>SHal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ll3</text:p>
          </table:table-cell>
          <table:table-cell office:value-type="float" office:value="572" calcext:value-type="float">
            <text:p>572</text:p>
          </table:table-cell>
          <table:table-cell office:value-type="float" office:value="872" calcext:value-type="float">
            <text:p>872</text:p>
          </table:table-cell>
          <table:table-cell table:formula="of:=[.B110]*0.0328" office:value-type="float" office:value="18.7616" calcext:value-type="float">
            <text:p>18.7616</text:p>
          </table:table-cell>
          <table:table-cell table:formula="of:=(1440-[.C110])*0.0328" office:value-type="float" office:value="18.6304" calcext:value-type="float">
            <text:p>18.630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HallE</text:p>
          </table:table-cell>
          <table:table-cell office:value-type="string" calcext:value-type="string">
            <text:p>SEIn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InterA</text:p>
          </table:table-cell>
          <table:table-cell office:value-type="float" office:value="755" calcext:value-type="float">
            <text:p>755</text:p>
          </table:table-cell>
          <table:table-cell office:value-type="float" office:value="985" calcext:value-type="float">
            <text:p>985</text:p>
          </table:table-cell>
          <table:table-cell table:formula="of:=[.B111]*0.0328" office:value-type="float" office:value="24.764" calcext:value-type="float">
            <text:p>24.764</text:p>
          </table:table-cell>
          <table:table-cell table:formula="of:=(1440-[.C111])*0.0328" office:value-type="float" office:value="14.924" calcext:value-type="float">
            <text:p>14.9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EInter</text:p>
          </table:table-cell>
          <table:table-cell office:value-type="string" calcext:value-type="string">
            <text:p>StudentCenter</text:p>
          </table:table-cell>
          <table:table-cell office:value-type="string" calcext:value-type="string">
            <text:p>EHall1</text:p>
          </table:table-cell>
          <table:table-cell office:value-type="string" calcext:value-type="string">
            <text:p>Office3669</text:p>
          </table:table-cell>
          <table:table-cell office:value-type="string" calcext:value-type="string">
            <text:p>Office3671</text:p>
          </table:table-cell>
          <table:table-cell office:value-type="string" calcext:value-type="string">
            <text:p>Office367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Hall1A</text:p>
          </table:table-cell>
          <table:table-cell office:value-type="float" office:value="1041" calcext:value-type="float">
            <text:p>1041</text:p>
          </table:table-cell>
          <table:table-cell office:value-type="float" office:value="985" calcext:value-type="float">
            <text:p>985</text:p>
          </table:table-cell>
          <table:table-cell table:formula="of:=[.B112]*0.0328" office:value-type="float" office:value="34.1448" calcext:value-type="float">
            <text:p>34.1448</text:p>
          </table:table-cell>
          <table:table-cell table:formula="of:=(1440-[.C112])*0.0328" office:value-type="float" office:value="14.924" calcext:value-type="float">
            <text:p>14.9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Hall1</text:p>
          </table:table-cell>
          <table:table-cell office:value-type="string" calcext:value-type="string">
            <text:p>EHall2</text:p>
          </table:table-cell>
          <table:table-cell office:value-type="string" calcext:value-type="string">
            <text:p>Office3655</text:p>
          </table:table-cell>
          <table:table-cell office:value-type="string" calcext:value-type="string">
            <text:p>Office3657</text:p>
          </table:table-cell>
          <table:table-cell office:value-type="string" calcext:value-type="string">
            <text:p>Office365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Hall2A</text:p>
          </table:table-cell>
          <table:table-cell office:value-type="float" office:value="1298" calcext:value-type="float">
            <text:p>1298</text:p>
          </table:table-cell>
          <table:table-cell office:value-type="float" office:value="985" calcext:value-type="float">
            <text:p>985</text:p>
          </table:table-cell>
          <table:table-cell table:formula="of:=[.B113]*0.0328" office:value-type="float" office:value="42.5744" calcext:value-type="float">
            <text:p>42.5744</text:p>
          </table:table-cell>
          <table:table-cell table:formula="of:=(1440-[.C113])*0.0328" office:value-type="float" office:value="14.924" calcext:value-type="float">
            <text:p>14.9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Hall2</text:p>
          </table:table-cell>
          <table:table-cell office:value-type="string" calcext:value-type="string">
            <text:p>GradCenter</text:p>
          </table:table-cell>
          <table:table-cell office:value-type="string" calcext:value-type="string">
            <text:p>ICL5</text:p>
          </table:table-cell>
          <table:table-cell office:value-type="string" calcext:value-type="string">
            <text:p>EHall3</text:p>
          </table:table-cell>
          <table:table-cell office:value-type="string" calcext:value-type="string">
            <text:p>Office3645</text:p>
          </table:table-cell>
          <table:table-cell office:value-type="string" calcext:value-type="string">
            <text:p>Office3647</text:p>
          </table:table-cell>
          <table:table-cell office:value-type="string" calcext:value-type="string">
            <text:p>Office365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Hall3A</text:p>
          </table:table-cell>
          <table:table-cell office:value-type="float" office:value="1562" calcext:value-type="float">
            <text:p>1562</text:p>
          </table:table-cell>
          <table:table-cell office:value-type="float" office:value="985" calcext:value-type="float">
            <text:p>985</text:p>
          </table:table-cell>
          <table:table-cell table:formula="of:=[.B114]*0.0328" office:value-type="float" office:value="51.2336" calcext:value-type="float">
            <text:p>51.2336</text:p>
          </table:table-cell>
          <table:table-cell table:formula="of:=(1440-[.C114])*0.0328" office:value-type="float" office:value="14.924" calcext:value-type="float">
            <text:p>14.9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Hall3</text:p>
          </table:table-cell>
          <table:table-cell office:value-type="string" calcext:value-type="string">
            <text:p>EHall4</text:p>
          </table:table-cell>
          <table:table-cell office:value-type="string" calcext:value-type="string">
            <text:p>Office3627</text:p>
          </table:table-cell>
          <table:table-cell office:value-type="string" calcext:value-type="string">
            <text:p>Office3635</text:p>
          </table:table-cell>
          <table:table-cell office:value-type="string" calcext:value-type="string">
            <text:p>Office363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Hall4A</text:p>
          </table:table-cell>
          <table:table-cell office:value-type="float" office:value="1817" calcext:value-type="float">
            <text:p>1817</text:p>
          </table:table-cell>
          <table:table-cell office:value-type="float" office:value="985" calcext:value-type="float">
            <text:p>985</text:p>
          </table:table-cell>
          <table:table-cell table:formula="of:=[.B115]*0.0328" office:value-type="float" office:value="59.5976" calcext:value-type="float">
            <text:p>59.5976</text:p>
          </table:table-cell>
          <table:table-cell table:formula="of:=(1440-[.C115])*0.0328" office:value-type="float" office:value="14.924" calcext:value-type="float">
            <text:p>14.9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Hall4</text:p>
          </table:table-cell>
          <table:table-cell office:value-type="string" calcext:value-type="string">
            <text:p>ICL6</text:p>
          </table:table-cell>
          <table:table-cell office:value-type="string" calcext:value-type="string">
            <text:p>EHall5</text:p>
          </table:table-cell>
          <table:table-cell office:value-type="string" calcext:value-type="string">
            <text:p>Office3617</text:p>
          </table:table-cell>
          <table:table-cell office:value-type="string" calcext:value-type="string">
            <text:p>Office3619</text:p>
          </table:table-cell>
          <table:table-cell office:value-type="string" calcext:value-type="string">
            <text:p>Office3621</text:p>
          </table:table-cell>
          <table:table-cell office:value-type="string" calcext:value-type="string">
            <text:p>Office362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Hall5A</text:p>
          </table:table-cell>
          <table:table-cell office:value-type="float" office:value="2045" calcext:value-type="float">
            <text:p>2045</text:p>
          </table:table-cell>
          <table:table-cell office:value-type="float" office:value="985" calcext:value-type="float">
            <text:p>985</text:p>
          </table:table-cell>
          <table:table-cell table:formula="of:=[.B116]*0.0328" office:value-type="float" office:value="67.076" calcext:value-type="float">
            <text:p>67.076</text:p>
          </table:table-cell>
          <table:table-cell table:formula="of:=(1440-[.C116])*0.0328" office:value-type="float" office:value="14.924" calcext:value-type="float">
            <text:p>14.9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Hall5</text:p>
          </table:table-cell>
          <table:table-cell office:value-type="string" calcext:value-type="string">
            <text:p>DistribLab</text:p>
          </table:table-cell>
          <table:table-cell office:value-type="string" calcext:value-type="string">
            <text:p>GraphicsLab</text:p>
          </table:table-cell>
          <table:table-cell office:value-type="string" calcext:value-type="string">
            <text:p>EHall6</text:p>
          </table:table-cell>
          <table:table-cell office:value-type="string" calcext:value-type="string">
            <text:p>Class3455</text:p>
          </table:table-cell>
          <table:table-cell office:value-type="string" calcext:value-type="string">
            <text:p>Office3615</text:p>
          </table:table-cell>
          <table:table-cell office:value-type="string" calcext:value-type="string">
            <text:p>Office3617</text:p>
          </table:table-cell>
          <table:table-cell table:number-columns-repeated="1011"/>
        </table:table-row>
        <table:table-row table:style-name="ro3" table:number-rows-repeated="10484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1000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Result" style:family="table-cell" style:parent-style-name="Default" style:data-style-name="N10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10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MacOSX_x86 LibreOffice_project/61cb170a04bb1f12e77c884eab9192be736ec5f5</meta:generator>
    <meta:initial-creator>Zack Butler</meta:initial-creator>
    <meta:creation-date>2012-06-20T18:56:21Z</meta:creation-date>
    <dc:date>2014-06-26T17:31:14.238555000</dc:date>
    <meta:editing-cycles>7</meta:editing-cycles>
    <meta:editing-duration>P0D</meta:editing-duration>
    <meta:document-statistic meta:table-count="1" meta:cell-count="951" meta:object-count="0"/>
    <meta:user-defined meta:name="AppVersion">14.0300</meta:user-defined>
    <meta:user-defined meta:name="Company">Rochester Institute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